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089189333" calcext:value-type="float">
            <text:p>0.108918933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12694" calcext:value-type="float">
            <text:p>0.21269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2490175" calcext:value-type="float">
            <text:p>0.3249017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360030167" calcext:value-type="float">
            <text:p>0.436003016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5469111833" calcext:value-type="float">
            <text:p>0.546911183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580891" calcext:value-type="float">
            <text:p>0.658089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7472928" calcext:value-type="float">
            <text:p>0.747292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8567536" calcext:value-type="float">
            <text:p>0.856753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6653735" calcext:value-type="float">
            <text:p>0.9665373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0763355833" calcext:value-type="float">
            <text:p>1.076335583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.1856974167" calcext:value-type="float">
            <text:p>1.185697416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2986142167" calcext:value-type="float">
            <text:p>1.298614216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.4096431167" calcext:value-type="float">
            <text:p>1.409643116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.5205728833" calcext:value-type="float">
            <text:p>1.520572883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.6316839667" calcext:value-type="float">
            <text:p>1.63168396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7441377333" calcext:value-type="float">
            <text:p>1.744137733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.8528161167" calcext:value-type="float">
            <text:p>1.852816116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.9624387667" calcext:value-type="float">
            <text:p>1.962438766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.0720730833" calcext:value-type="float">
            <text:p>2.072073083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.18131055" calcext:value-type="float">
            <text:p>2.1813105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.2861002167" calcext:value-type="float">
            <text:p>2.286100216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.3979603333" calcext:value-type="float">
            <text:p>2.397960333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.5089866833" calcext:value-type="float">
            <text:p>2.508986683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.61990385" calcext:value-type="float">
            <text:p>2.6199038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.7311801" calcext:value-type="float">
            <text:p>2.731180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.8249774833" calcext:value-type="float">
            <text:p>2.824977483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.9343534" calcext:value-type="float">
            <text:p>2.934353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.04407975" calcext:value-type="float">
            <text:p>3.0440797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.1538048667" calcext:value-type="float">
            <text:p>3.153804866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.2629805833" calcext:value-type="float">
            <text:p>3.262980583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.37616955" calcext:value-type="float">
            <text:p>3.3761695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.4872447167" calcext:value-type="float">
            <text:p>3.4872447167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.5981534167" calcext:value-type="float">
            <text:p>3.5981534167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.7091721" calcext:value-type="float">
            <text:p>3.709172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.8212720167" calcext:value-type="float">
            <text:p>3.821272016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.9303683333" calcext:value-type="float">
            <text:p>3.930368333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.0401649833" calcext:value-type="float">
            <text:p>4.0401649833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.1499314167" calcext:value-type="float">
            <text:p>4.1499314167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.2592660167" calcext:value-type="float">
            <text:p>4.259266016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.3633601333" calcext:value-type="float">
            <text:p>4.363360133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.4755142667" calcext:value-type="float">
            <text:p>4.4755142667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.5868521333" calcext:value-type="float">
            <text:p>4.586852133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.6981495667" calcext:value-type="float">
            <text:p>4.6981495667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.8100612833" calcext:value-type="float">
            <text:p>4.810061283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.9053536" calcext:value-type="float">
            <text:p>4.9053536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.0144611333" calcext:value-type="float">
            <text:p>5.014461133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.1240343167" calcext:value-type="float">
            <text:p>5.124034316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.2335486667" calcext:value-type="float">
            <text:p>5.2335486667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5.3420547667" calcext:value-type="float">
            <text:p>5.3420547667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.4568561333" calcext:value-type="float">
            <text:p>5.4568561333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.56849055" calcext:value-type="float">
            <text:p>5.5684905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.6798178667" calcext:value-type="float">
            <text:p>5.6798178667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.7912682667" calcext:value-type="float">
            <text:p>5.7912682667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.9044093" calcext:value-type="float">
            <text:p>5.9044093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.0133261833" calcext:value-type="float">
            <text:p>6.0133261833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6.1231345" calcext:value-type="float">
            <text:p>6.1231345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.2329931" calcext:value-type="float">
            <text:p>6.232993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6.3425433667" calcext:value-type="float">
            <text:p>6.3425433667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.4470644167" calcext:value-type="float">
            <text:p>6.447064416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535136" calcext:value-type="float">
            <text:p>6.535136</text:p>
          </table:table-cell>
          <table:table-cell office:value-type="float" office:value="6.55857985" calcext:value-type="float">
            <text:p>6.55857985</text:p>
          </table:table-cell>
          <table:table-cell table:formula="of:=POWER([.C61]-6.75;2)" office:value-type="float" office:value="0.0366416738260225" calcext:value-type="float">
            <text:p>0.0366416738</text:p>
          </table:table-cell>
          <table:table-cell table:formula="of:=SQRT(SUM([.D61:.D160])/100)" office:value-type="float" office:value="0.132027458364645" calcext:value-type="float">
            <text:p>0.132027458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226504" calcext:value-type="float">
            <text:p>6.226504</text:p>
          </table:table-cell>
          <table:table-cell office:value-type="float" office:value="6.5606451" calcext:value-type="float">
            <text:p>6.5606451</text:p>
          </table:table-cell>
          <table:table-cell table:formula="of:=POWER([.C62]-6.75;2)" office:value-type="float" office:value="0.0358552781540099" calcext:value-type="float">
            <text:p>0.035855278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732465" calcext:value-type="float">
            <text:p>6.732465</text:p>
          </table:table-cell>
          <table:table-cell office:value-type="float" office:value="6.5678268167" calcext:value-type="float">
            <text:p>6.5678268167</text:p>
          </table:table-cell>
          <table:table-cell table:formula="of:=POWER([.C63]-6.75;2)" office:value-type="float" office:value="0.0331870687136553" calcext:value-type="float">
            <text:p>0.0331870687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666076" calcext:value-type="float">
            <text:p>6.666076</text:p>
          </table:table-cell>
          <table:table-cell office:value-type="float" office:value="6.5670051" calcext:value-type="float">
            <text:p>6.5670051</text:p>
          </table:table-cell>
          <table:table-cell table:formula="of:=POWER([.C64]-6.75;2)" office:value-type="float" office:value="0.0334871334260099" calcext:value-type="float">
            <text:p>0.033487133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65449" calcext:value-type="float">
            <text:p>6.65449</text:p>
          </table:table-cell>
          <table:table-cell office:value-type="float" office:value="6.5591119833" calcext:value-type="float">
            <text:p>6.5591119833</text:p>
          </table:table-cell>
          <table:table-cell table:formula="of:=POWER([.C65]-6.75;2)" office:value-type="float" office:value="0.0364382349196594" calcext:value-type="float">
            <text:p>0.036438234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670675" calcext:value-type="float">
            <text:p>6.670675</text:p>
          </table:table-cell>
          <table:table-cell office:value-type="float" office:value="6.55771665" calcext:value-type="float">
            <text:p>6.55771665</text:p>
          </table:table-cell>
          <table:table-cell table:formula="of:=POWER([.C66]-6.75;2)" office:value-type="float" office:value="0.0369728866872226" calcext:value-type="float">
            <text:p>0.0369728867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.352222" calcext:value-type="float">
            <text:p>5.352222</text:p>
          </table:table-cell>
          <table:table-cell office:value-type="float" office:value="6.5563057333" calcext:value-type="float">
            <text:p>6.5563057333</text:p>
          </table:table-cell>
          <table:table-cell table:formula="of:=POWER([.C67]-6.75;2)" office:value-type="float" office:value="0.0375174689524506" calcext:value-type="float">
            <text:p>0.037517469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.567648" calcext:value-type="float">
            <text:p>6.567648</text:p>
          </table:table-cell>
          <table:table-cell office:value-type="float" office:value="6.5767122167" calcext:value-type="float">
            <text:p>6.5767122167</text:p>
          </table:table-cell>
          <table:table-cell table:formula="of:=POWER([.C68]-6.75;2)" office:value-type="float" office:value="0.0300286558410278" calcext:value-type="float">
            <text:p>0.030028655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.587025" calcext:value-type="float">
            <text:p>6.587025</text:p>
          </table:table-cell>
          <table:table-cell office:value-type="float" office:value="6.5755894167" calcext:value-type="float">
            <text:p>6.5755894167</text:p>
          </table:table-cell>
          <table:table-cell table:formula="of:=POWER([.C69]-6.75;2)" office:value-type="float" office:value="0.0304190515670463" calcext:value-type="float">
            <text:p>0.0304190516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.587894" calcext:value-type="float">
            <text:p>6.587894</text:p>
          </table:table-cell>
          <table:table-cell office:value-type="float" office:value="6.5807771" calcext:value-type="float">
            <text:p>6.5807771</text:p>
          </table:table-cell>
          <table:table-cell table:formula="of:=POWER([.C70]-6.75;2)" office:value-type="float" office:value="0.0286363898844101" calcext:value-type="float">
            <text:p>0.028636389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56171" calcext:value-type="float">
            <text:p>6.56171</text:p>
          </table:table-cell>
          <table:table-cell office:value-type="float" office:value="6.58292995" calcext:value-type="float">
            <text:p>6.58292995</text:p>
          </table:table-cell>
          <table:table-cell table:formula="of:=POWER([.C71]-6.75;2)" office:value-type="float" office:value="0.0279124016070023" calcext:value-type="float">
            <text:p>0.0279124016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.775008" calcext:value-type="float">
            <text:p>6.775008</text:p>
          </table:table-cell>
          <table:table-cell office:value-type="float" office:value="6.5852216333" calcext:value-type="float">
            <text:p>6.5852216333</text:p>
          </table:table-cell>
          <table:table-cell table:formula="of:=POWER([.C72]-6.75;2)" office:value-type="float" office:value="0.0271519101323197" calcext:value-type="float">
            <text:p>0.027151910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661734" calcext:value-type="float">
            <text:p>6.661734</text:p>
          </table:table-cell>
          <table:table-cell office:value-type="float" office:value="6.5841658333" calcext:value-type="float">
            <text:p>6.5841658333</text:p>
          </table:table-cell>
          <table:table-cell table:formula="of:=POWER([.C73]-6.75;2)" office:value-type="float" office:value="0.0275009708450833" calcext:value-type="float">
            <text:p>0.0275009708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.655786" calcext:value-type="float">
            <text:p>6.655786</text:p>
          </table:table-cell>
          <table:table-cell office:value-type="float" office:value="6.5875757333" calcext:value-type="float">
            <text:p>6.5875757333</text:p>
          </table:table-cell>
          <table:table-cell table:formula="of:=POWER([.C74]-6.75;2)" office:value-type="float" office:value="0.0263816424130329" calcext:value-type="float">
            <text:p>0.026381642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666665" calcext:value-type="float">
            <text:p>6.666665</text:p>
          </table:table-cell>
          <table:table-cell office:value-type="float" office:value="6.5855443833" calcext:value-type="float">
            <text:p>6.5855443833</text:p>
          </table:table-cell>
          <table:table-cell table:formula="of:=POWER([.C75]-6.75;2)" office:value-type="float" office:value="0.0270456498641772" calcext:value-type="float">
            <text:p>0.0270456499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.747226" calcext:value-type="float">
            <text:p>6.747226</text:p>
          </table:table-cell>
          <table:table-cell office:value-type="float" office:value="6.5843259667" calcext:value-type="float">
            <text:p>6.5843259667</text:p>
          </table:table-cell>
          <table:table-cell table:formula="of:=POWER([.C76]-6.75;2)" office:value-type="float" office:value="0.0274478853098896" calcext:value-type="float">
            <text:p>0.027447885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.520703" calcext:value-type="float">
            <text:p>6.520703</text:p>
          </table:table-cell>
          <table:table-cell office:value-type="float" office:value="6.5818664" calcext:value-type="float">
            <text:p>6.5818664</text:p>
          </table:table-cell>
          <table:table-cell table:formula="of:=POWER([.C77]-6.75;2)" office:value-type="float" office:value="0.02826890744896" calcext:value-type="float">
            <text:p>0.028268907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.577359" calcext:value-type="float">
            <text:p>6.577359</text:p>
          </table:table-cell>
          <table:table-cell office:value-type="float" office:value="6.5829357" calcext:value-type="float">
            <text:p>6.5829357</text:p>
          </table:table-cell>
          <table:table-cell table:formula="of:=POWER([.C78]-6.75;2)" office:value-type="float" office:value="0.0279104803344899" calcext:value-type="float">
            <text:p>0.0279104803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.578059" calcext:value-type="float">
            <text:p>6.578059</text:p>
          </table:table-cell>
          <table:table-cell office:value-type="float" office:value="6.5764614" calcext:value-type="float">
            <text:p>6.5764614</text:p>
          </table:table-cell>
          <table:table-cell table:formula="of:=POWER([.C79]-6.75;2)" office:value-type="float" office:value="0.0301156456899599" calcext:value-type="float">
            <text:p>0.030115645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.554248" calcext:value-type="float">
            <text:p>6.554248</text:p>
          </table:table-cell>
          <table:table-cell office:value-type="float" office:value="6.5780518667" calcext:value-type="float">
            <text:p>6.5780518667</text:p>
          </table:table-cell>
          <table:table-cell table:formula="of:=POWER([.C80]-6.75;2)" office:value-type="float" office:value="0.0295661605453545" calcext:value-type="float">
            <text:p>0.029566160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28738" calcext:value-type="float">
            <text:p>6.28738</text:p>
          </table:table-cell>
          <table:table-cell office:value-type="float" office:value="6.5796484833" calcext:value-type="float">
            <text:p>6.5796484833</text:p>
          </table:table-cell>
          <table:table-cell table:formula="of:=POWER([.C81]-6.75;2)" office:value-type="float" office:value="0.0290196392419905" calcext:value-type="float">
            <text:p>0.0290196392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711607" calcext:value-type="float">
            <text:p>6.711607</text:p>
          </table:table-cell>
          <table:table-cell office:value-type="float" office:value="6.5856191667" calcext:value-type="float">
            <text:p>6.5856191667</text:p>
          </table:table-cell>
          <table:table-cell table:formula="of:=POWER([.C82]-6.75;2)" office:value-type="float" office:value="0.0270210583564024" calcext:value-type="float">
            <text:p>0.0270210584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661581" calcext:value-type="float">
            <text:p>6.661581</text:p>
          </table:table-cell>
          <table:table-cell office:value-type="float" office:value="6.5846458" calcext:value-type="float">
            <text:p>6.5846458</text:p>
          </table:table-cell>
          <table:table-cell table:formula="of:=POWER([.C83]-6.75;2)" office:value-type="float" office:value="0.0273420114576401" calcext:value-type="float">
            <text:p>0.027342011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65503" calcext:value-type="float">
            <text:p>6.65503</text:p>
          </table:table-cell>
          <table:table-cell office:value-type="float" office:value="6.5824596" calcext:value-type="float">
            <text:p>6.5824596</text:p>
          </table:table-cell>
          <table:table-cell table:formula="of:=POWER([.C84]-6.75;2)" office:value-type="float" office:value="0.02806978563216" calcext:value-type="float">
            <text:p>0.028069785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.676575" calcext:value-type="float">
            <text:p>6.676575</text:p>
          </table:table-cell>
          <table:table-cell office:value-type="float" office:value="6.5817384" calcext:value-type="float">
            <text:p>6.5817384</text:p>
          </table:table-cell>
          <table:table-cell table:formula="of:=POWER([.C85]-6.75;2)" office:value-type="float" office:value="0.02831196603456" calcext:value-type="float">
            <text:p>0.02831196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.627843" calcext:value-type="float">
            <text:p>5.627843</text:p>
          </table:table-cell>
          <table:table-cell office:value-type="float" office:value="6.5806836333" calcext:value-type="float">
            <text:p>6.5806836333</text:p>
          </table:table-cell>
          <table:table-cell table:formula="of:=POWER([.C86]-6.75;2)" office:value-type="float" office:value="0.028668032032489" calcext:value-type="float">
            <text:p>0.028668032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562555" calcext:value-type="float">
            <text:p>6.562555</text:p>
          </table:table-cell>
          <table:table-cell office:value-type="float" office:value="6.59692105" calcext:value-type="float">
            <text:p>6.59692105</text:p>
          </table:table-cell>
          <table:table-cell table:formula="of:=POWER([.C87]-6.75;2)" office:value-type="float" office:value="0.0234331649331026" calcext:value-type="float">
            <text:p>0.0234331649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.583581" calcext:value-type="float">
            <text:p>6.583581</text:p>
          </table:table-cell>
          <table:table-cell office:value-type="float" office:value="6.5964456" calcext:value-type="float">
            <text:p>6.5964456</text:p>
          </table:table-cell>
          <table:table-cell table:formula="of:=POWER([.C88]-6.75;2)" office:value-type="float" office:value="0.02357895375936" calcext:value-type="float">
            <text:p>0.0235789538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.583507" calcext:value-type="float">
            <text:p>6.583507</text:p>
          </table:table-cell>
          <table:table-cell office:value-type="float" office:value="6.60015595" calcext:value-type="float">
            <text:p>6.60015595</text:p>
          </table:table-cell>
          <table:table-cell table:formula="of:=POWER([.C89]-6.75;2)" office:value-type="float" office:value="0.0224532393204026" calcext:value-type="float">
            <text:p>0.022453239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550543" calcext:value-type="float">
            <text:p>6.550543</text:p>
          </table:table-cell>
          <table:table-cell office:value-type="float" office:value="6.6021628833" calcext:value-type="float">
            <text:p>6.6021628833</text:p>
          </table:table-cell>
          <table:table-cell table:formula="of:=POWER([.C90]-6.75;2)" office:value-type="float" office:value="0.0218558130741694" calcext:value-type="float">
            <text:p>0.021855813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791338" calcext:value-type="float">
            <text:p>6.791338</text:p>
          </table:table-cell>
          <table:table-cell office:value-type="float" office:value="6.6045922" calcext:value-type="float">
            <text:p>6.6045922</text:p>
          </table:table-cell>
          <table:table-cell table:formula="of:=POWER([.C91]-6.75;2)" office:value-type="float" office:value="0.02114342830084" calcext:value-type="float">
            <text:p>0.0211434283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66451" calcext:value-type="float">
            <text:p>6.66451</text:p>
          </table:table-cell>
          <table:table-cell office:value-type="float" office:value="6.6033782833" calcext:value-type="float">
            <text:p>6.6033782833</text:p>
          </table:table-cell>
          <table:table-cell table:formula="of:=POWER([.C92]-6.75;2)" office:value-type="float" office:value="0.0214979278080552" calcext:value-type="float">
            <text:p>0.0214979278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654522" calcext:value-type="float">
            <text:p>6.654522</text:p>
          </table:table-cell>
          <table:table-cell office:value-type="float" office:value="6.6085162833" calcext:value-type="float">
            <text:p>6.6085162833</text:p>
          </table:table-cell>
          <table:table-cell table:formula="of:=POWER([.C93]-6.75;2)" office:value-type="float" office:value="0.0200176420912458" calcext:value-type="float">
            <text:p>0.020017642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661121" calcext:value-type="float">
            <text:p>6.661121</text:p>
          </table:table-cell>
          <table:table-cell office:value-type="float" office:value="6.6062268333" calcext:value-type="float">
            <text:p>6.6062268333</text:p>
          </table:table-cell>
          <table:table-cell table:formula="of:=POWER([.C94]-6.75;2)" office:value-type="float" office:value="0.020670723462946" calcext:value-type="float">
            <text:p>0.0206707235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725995" calcext:value-type="float">
            <text:p>6.725995</text:p>
          </table:table-cell>
          <table:table-cell office:value-type="float" office:value="6.6048879667" calcext:value-type="float">
            <text:p>6.6048879667</text:p>
          </table:table-cell>
          <table:table-cell table:formula="of:=POWER([.C95]-6.75;2)" office:value-type="float" office:value="0.0210575022084604" calcext:value-type="float">
            <text:p>0.021057502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545779" calcext:value-type="float">
            <text:p>6.545779</text:p>
          </table:table-cell>
          <table:table-cell office:value-type="float" office:value="6.6026103667" calcext:value-type="float">
            <text:p>6.6026103667</text:p>
          </table:table-cell>
          <table:table-cell table:formula="of:=POWER([.C96]-6.75;2)" office:value-type="float" office:value="0.0217237040043083" calcext:value-type="float">
            <text:p>0.021723704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587799" calcext:value-type="float">
            <text:p>6.587799</text:p>
          </table:table-cell>
          <table:table-cell office:value-type="float" office:value="6.6030825333" calcext:value-type="float">
            <text:p>6.6030825333</text:p>
          </table:table-cell>
          <table:table-cell table:formula="of:=POWER([.C97]-6.75;2)" office:value-type="float" office:value="0.0215847420215455" calcext:value-type="float">
            <text:p>0.02158474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585986" calcext:value-type="float">
            <text:p>6.585986</text:p>
          </table:table-cell>
          <table:table-cell office:value-type="float" office:value="6.5831700333" calcext:value-type="float">
            <text:p>6.5831700333</text:p>
          </table:table-cell>
          <table:table-cell table:formula="of:=POWER([.C98]-6.75;2)" office:value-type="float" office:value="0.0278322377891231" calcext:value-type="float">
            <text:p>0.027832237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560076" calcext:value-type="float">
            <text:p>6.560076</text:p>
          </table:table-cell>
          <table:table-cell office:value-type="float" office:value="6.58446945" calcext:value-type="float">
            <text:p>6.58446945</text:p>
          </table:table-cell>
          <table:table-cell table:formula="of:=POWER([.C99]-6.75;2)" office:value-type="float" office:value="0.0274003629833024" calcext:value-type="float">
            <text:p>0.027400363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245647" calcext:value-type="float">
            <text:p>6.245647</text:p>
          </table:table-cell>
          <table:table-cell office:value-type="float" office:value="6.5857945333" calcext:value-type="float">
            <text:p>6.5857945333</text:p>
          </table:table-cell>
          <table:table-cell table:formula="of:=POWER([.C100]-6.75;2)" office:value-type="float" office:value="0.0269634352941649" calcext:value-type="float">
            <text:p>0.026963435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729248" calcext:value-type="float">
            <text:p>6.729248</text:p>
          </table:table-cell>
          <table:table-cell office:value-type="float" office:value="6.5921386" calcext:value-type="float">
            <text:p>6.5921386</text:p>
          </table:table-cell>
          <table:table-cell table:formula="of:=POWER([.C101]-6.75;2)" office:value-type="float" office:value="0.0249202216099599" calcext:value-type="float">
            <text:p>0.0249202216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680272" calcext:value-type="float">
            <text:p>6.680272</text:p>
          </table:table-cell>
          <table:table-cell office:value-type="float" office:value="6.5899041" calcext:value-type="float">
            <text:p>6.5899041</text:p>
          </table:table-cell>
          <table:table-cell table:formula="of:=POWER([.C102]-6.75;2)" office:value-type="float" office:value="0.02563069719681" calcext:value-type="float">
            <text:p>0.025630697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677846" calcext:value-type="float">
            <text:p>6.677846</text:p>
          </table:table-cell>
          <table:table-cell office:value-type="float" office:value="6.5922705667" calcext:value-type="float">
            <text:p>6.5922705667</text:p>
          </table:table-cell>
          <table:table-cell table:formula="of:=POWER([.C103]-6.75;2)" office:value-type="float" office:value="0.0248785741291392" calcext:value-type="float">
            <text:p>0.024878574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714703" calcext:value-type="float">
            <text:p>6.714703</text:p>
          </table:table-cell>
          <table:table-cell office:value-type="float" office:value="6.5922806833" calcext:value-type="float">
            <text:p>6.5922806833</text:p>
          </table:table-cell>
          <table:table-cell table:formula="of:=POWER([.C104]-6.75;2)" office:value-type="float" office:value="0.0248753828603148" calcext:value-type="float">
            <text:p>0.0248753829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.717539" calcext:value-type="float">
            <text:p>5.717539</text:p>
          </table:table-cell>
          <table:table-cell office:value-type="float" office:value="6.5914099667" calcext:value-type="float">
            <text:p>6.5914099667</text:p>
          </table:table-cell>
          <table:table-cell table:formula="of:=POWER([.C105]-6.75;2)" office:value-type="float" office:value="0.0251507986620952" calcext:value-type="float">
            <text:p>0.0251507987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546452" calcext:value-type="float">
            <text:p>6.546452</text:p>
          </table:table-cell>
          <table:table-cell office:value-type="float" office:value="6.6069949167" calcext:value-type="float">
            <text:p>6.6069949167</text:p>
          </table:table-cell>
          <table:table-cell table:formula="of:=POWER([.C106]-6.75;2)" office:value-type="float" office:value="0.02045045384964" calcext:value-type="float">
            <text:p>0.020450453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574391" calcext:value-type="float">
            <text:p>6.574391</text:p>
          </table:table-cell>
          <table:table-cell office:value-type="float" office:value="6.60824535" calcext:value-type="float">
            <text:p>6.60824535</text:p>
          </table:table-cell>
          <table:table-cell table:formula="of:=POWER([.C107]-6.75;2)" office:value-type="float" office:value="0.0200943807966226" calcext:value-type="float">
            <text:p>0.0200943808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570861" calcext:value-type="float">
            <text:p>6.570861</text:p>
          </table:table-cell>
          <table:table-cell office:value-type="float" office:value="6.6105241" calcext:value-type="float">
            <text:p>6.6105241</text:p>
          </table:table-cell>
          <table:table-cell table:formula="of:=POWER([.C108]-6.75;2)" office:value-type="float" office:value="0.01945352668081" calcext:value-type="float">
            <text:p>0.019453526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510366" calcext:value-type="float">
            <text:p>6.510366</text:p>
          </table:table-cell>
          <table:table-cell office:value-type="float" office:value="6.6124514" calcext:value-type="float">
            <text:p>6.6124514</text:p>
          </table:table-cell>
          <table:table-cell table:formula="of:=POWER([.C109]-6.75;2)" office:value-type="float" office:value="0.0189196173619599" calcext:value-type="float">
            <text:p>0.0189196174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888082" calcext:value-type="float">
            <text:p>6.888082</text:p>
          </table:table-cell>
          <table:table-cell office:value-type="float" office:value="6.61545785" calcext:value-type="float">
            <text:p>6.61545785</text:p>
          </table:table-cell>
          <table:table-cell table:formula="of:=POWER([.C110]-6.75;2)" office:value-type="float" office:value="0.0181015901266224" calcext:value-type="float">
            <text:p>0.018101590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698065" calcext:value-type="float">
            <text:p>6.698065</text:p>
          </table:table-cell>
          <table:table-cell office:value-type="float" office:value="6.612652" calcext:value-type="float">
            <text:p>6.612652</text:p>
          </table:table-cell>
          <table:table-cell table:formula="of:=POWER([.C111]-6.75;2)" office:value-type="float" office:value="0.0188644731040001" calcext:value-type="float">
            <text:p>0.018864473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679639" calcext:value-type="float">
            <text:p>6.679639</text:p>
          </table:table-cell>
          <table:table-cell office:value-type="float" office:value="6.6195918667" calcext:value-type="float">
            <text:p>6.6195918667</text:p>
          </table:table-cell>
          <table:table-cell table:formula="of:=POWER([.C112]-6.75;2)" office:value-type="float" office:value="0.0170062812307905" calcext:value-type="float">
            <text:p>0.01700628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687024" calcext:value-type="float">
            <text:p>6.687024</text:p>
          </table:table-cell>
          <table:table-cell office:value-type="float" office:value="6.6171044833" calcext:value-type="float">
            <text:p>6.6171044833</text:p>
          </table:table-cell>
          <table:table-cell table:formula="of:=POWER([.C113]-6.75;2)" office:value-type="float" office:value="0.0176612183589599" calcext:value-type="float">
            <text:p>0.017661218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788462" calcext:value-type="float">
            <text:p>6.788462</text:p>
          </table:table-cell>
          <table:table-cell office:value-type="float" office:value="6.6153772333" calcext:value-type="float">
            <text:p>6.6153772333</text:p>
          </table:table-cell>
          <table:table-cell table:formula="of:=POWER([.C114]-6.75;2)" office:value-type="float" office:value="0.0181232893139626" calcext:value-type="float">
            <text:p>0.018123289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535013" calcext:value-type="float">
            <text:p>6.535013</text:p>
          </table:table-cell>
          <table:table-cell office:value-type="float" office:value="6.612054" calcext:value-type="float">
            <text:p>6.612054</text:p>
          </table:table-cell>
          <table:table-cell table:formula="of:=POWER([.C115]-6.75;2)" office:value-type="float" office:value="0.0190290989160001" calcext:value-type="float">
            <text:p>0.0190290989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588499" calcext:value-type="float">
            <text:p>6.588499</text:p>
          </table:table-cell>
          <table:table-cell office:value-type="float" office:value="6.6125631167" calcext:value-type="float">
            <text:p>6.6125631167</text:p>
          </table:table-cell>
          <table:table-cell table:formula="of:=POWER([.C116]-6.75;2)" office:value-type="float" office:value="0.0188888968912177" calcext:value-type="float">
            <text:p>0.018888896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591516" calcext:value-type="float">
            <text:p>6.591516</text:p>
          </table:table-cell>
          <table:table-cell office:value-type="float" office:value="6.6322616833" calcext:value-type="float">
            <text:p>6.6322616833</text:p>
          </table:table-cell>
          <table:table-cell table:formula="of:=POWER([.C117]-6.75;2)" office:value-type="float" office:value="0.0138623112193494" calcext:value-type="float">
            <text:p>0.0138623112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573016" calcext:value-type="float">
            <text:p>6.573016</text:p>
          </table:table-cell>
          <table:table-cell office:value-type="float" office:value="6.6337039667" calcext:value-type="float">
            <text:p>6.6337039667</text:p>
          </table:table-cell>
          <table:table-cell table:formula="of:=POWER([.C118]-6.75;2)" office:value-type="float" office:value="0.0135247673613148" calcext:value-type="float">
            <text:p>0.0135247674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271263" calcext:value-type="float">
            <text:p>6.271263</text:p>
          </table:table-cell>
          <table:table-cell office:value-type="float" office:value="6.6350196833" calcext:value-type="float">
            <text:p>6.6350196833</text:p>
          </table:table-cell>
          <table:table-cell table:formula="of:=POWER([.C119]-6.75;2)" office:value-type="float" office:value="0.0132204732284322" calcext:value-type="float">
            <text:p>0.013220473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690926" calcext:value-type="float">
            <text:p>6.690926</text:p>
          </table:table-cell>
          <table:table-cell office:value-type="float" office:value="6.64114585" calcext:value-type="float">
            <text:p>6.64114585</text:p>
          </table:table-cell>
          <table:table-cell table:formula="of:=POWER([.C120]-6.75;2)" office:value-type="float" office:value="0.0118492259722225" calcext:value-type="float">
            <text:p>0.011849226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659051" calcext:value-type="float">
            <text:p>6.659051</text:p>
          </table:table-cell>
          <table:table-cell office:value-type="float" office:value="6.6398033833" calcext:value-type="float">
            <text:p>6.6398033833</text:p>
          </table:table-cell>
          <table:table-cell table:formula="of:=POWER([.C121]-6.75;2)" office:value-type="float" office:value="0.0121432943321267" calcext:value-type="float">
            <text:p>0.0121432943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657407" calcext:value-type="float">
            <text:p>6.657407</text:p>
          </table:table-cell>
          <table:table-cell office:value-type="float" office:value="6.6412145833" calcext:value-type="float">
            <text:p>6.6412145833</text:p>
          </table:table-cell>
          <table:table-cell table:formula="of:=POWER([.C122]-6.75;2)" office:value-type="float" office:value="0.0118342668865926" calcext:value-type="float">
            <text:p>0.0118342669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683162" calcext:value-type="float">
            <text:p>6.683162</text:p>
          </table:table-cell>
          <table:table-cell office:value-type="float" office:value="6.64148675" calcext:value-type="float">
            <text:p>6.64148675</text:p>
          </table:table-cell>
          <table:table-cell table:formula="of:=POWER([.C123]-6.75;2)" office:value-type="float" office:value="0.0117751254255624" calcext:value-type="float">
            <text:p>0.0117751254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192489" calcext:value-type="float">
            <text:p>6.192489</text:p>
          </table:table-cell>
          <table:table-cell office:value-type="float" office:value="6.641162" calcext:value-type="float">
            <text:p>6.641162</text:p>
          </table:table-cell>
          <table:table-cell table:formula="of:=POWER([.C124]-6.75;2)" office:value-type="float" office:value="0.0118457102440001" calcext:value-type="float">
            <text:p>0.0118457102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57077" calcext:value-type="float">
            <text:p>6.57077</text:p>
          </table:table-cell>
          <table:table-cell office:value-type="float" office:value="6.6489449333" calcext:value-type="float">
            <text:p>6.6489449333</text:p>
          </table:table-cell>
          <table:table-cell table:formula="of:=POWER([.C125]-6.75;2)" office:value-type="float" office:value="0.0102121265057414" calcext:value-type="float">
            <text:p>0.010212126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58602" calcext:value-type="float">
            <text:p>6.58602</text:p>
          </table:table-cell>
          <table:table-cell office:value-type="float" office:value="6.6503113833" calcext:value-type="float">
            <text:p>6.6503113833</text:p>
          </table:table-cell>
          <table:table-cell table:formula="of:=POWER([.C126]-6.75;2)" office:value-type="float" office:value="0.00993782029955951" calcext:value-type="float">
            <text:p>0.0099378203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576611" calcext:value-type="float">
            <text:p>6.576611</text:p>
          </table:table-cell>
          <table:table-cell office:value-type="float" office:value="6.6516684333" calcext:value-type="float">
            <text:p>6.6516684333</text:p>
          </table:table-cell>
          <table:table-cell table:formula="of:=POWER([.C127]-6.75;2)" office:value-type="float" office:value="0.0096690970096765" calcext:value-type="float">
            <text:p>0.00966909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50028" calcext:value-type="float">
            <text:p>6.50028</text:p>
          </table:table-cell>
          <table:table-cell office:value-type="float" office:value="6.65318375" calcext:value-type="float">
            <text:p>6.65318375</text:p>
          </table:table-cell>
          <table:table-cell table:formula="of:=POWER([.C128]-6.75;2)" office:value-type="float" office:value="0.00937338626406247" calcext:value-type="float">
            <text:p>0.009373386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898286" calcext:value-type="float">
            <text:p>6.898286</text:p>
          </table:table-cell>
          <table:table-cell office:value-type="float" office:value="6.65610985" calcext:value-type="float">
            <text:p>6.65610985</text:p>
          </table:table-cell>
          <table:table-cell table:formula="of:=POWER([.C129]-6.75;2)" office:value-type="float" office:value="0.0088153602670225" calcext:value-type="float">
            <text:p>0.0088153603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717065" calcext:value-type="float">
            <text:p>6.717065</text:p>
          </table:table-cell>
          <table:table-cell office:value-type="float" office:value="6.6528961333" calcext:value-type="float">
            <text:p>6.6528961333</text:p>
          </table:table-cell>
          <table:table-cell table:formula="of:=POWER([.C130]-6.75;2)" office:value-type="float" office:value="0.00942916092809127" calcext:value-type="float">
            <text:p>0.009429160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699211" calcext:value-type="float">
            <text:p>6.699211</text:p>
          </table:table-cell>
          <table:table-cell office:value-type="float" office:value="6.6637910333" calcext:value-type="float">
            <text:p>6.6637910333</text:p>
          </table:table-cell>
          <table:table-cell table:formula="of:=POWER([.C131]-6.75;2)" office:value-type="float" office:value="0.00743198593948173" calcext:value-type="float">
            <text:p>0.0074319859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71166" calcext:value-type="float">
            <text:p>6.71166</text:p>
          </table:table-cell>
          <table:table-cell office:value-type="float" office:value="6.6612589333" calcext:value-type="float">
            <text:p>6.6612589333</text:p>
          </table:table-cell>
          <table:table-cell table:formula="of:=POWER([.C132]-6.75;2)" office:value-type="float" office:value="0.00787497691905384" calcext:value-type="float">
            <text:p>0.0078749769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866328" calcext:value-type="float">
            <text:p>6.866328</text:p>
          </table:table-cell>
          <table:table-cell office:value-type="float" office:value="6.6591110167" calcext:value-type="float">
            <text:p>6.6591110167</text:p>
          </table:table-cell>
          <table:table-cell table:formula="of:=POWER([.C133]-6.75;2)" office:value-type="float" office:value="0.00826080728530771" calcext:value-type="float">
            <text:p>0.0082608073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533905" calcext:value-type="float">
            <text:p>6.533905</text:p>
          </table:table-cell>
          <table:table-cell office:value-type="float" office:value="6.6542882167" calcext:value-type="float">
            <text:p>6.6542882167</text:p>
          </table:table-cell>
          <table:table-cell table:formula="of:=POWER([.C134]-6.75;2)" office:value-type="float" office:value="0.00916074546246609" calcext:value-type="float">
            <text:p>0.0091607455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59356" calcext:value-type="float">
            <text:p>6.59356</text:p>
          </table:table-cell>
          <table:table-cell office:value-type="float" office:value="6.6539979167" calcext:value-type="float">
            <text:p>6.6539979167</text:p>
          </table:table-cell>
          <table:table-cell table:formula="of:=POWER([.C135]-6.75;2)" office:value-type="float" office:value="0.00921639999794017" calcext:value-type="float">
            <text:p>0.0092164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599652" calcext:value-type="float">
            <text:p>6.599652</text:p>
          </table:table-cell>
          <table:table-cell office:value-type="float" office:value="6.6693627" calcext:value-type="float">
            <text:p>6.6693627</text:p>
          </table:table-cell>
          <table:table-cell table:formula="of:=POWER([.C136]-6.75;2)" office:value-type="float" office:value="0.00650237415129004" calcext:value-type="float">
            <text:p>0.0065023742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584861" calcext:value-type="float">
            <text:p>6.584861</text:p>
          </table:table-cell>
          <table:table-cell office:value-type="float" office:value="6.6718386" calcext:value-type="float">
            <text:p>6.6718386</text:p>
          </table:table-cell>
          <table:table-cell table:formula="of:=POWER([.C137]-6.75;2)" office:value-type="float" office:value="0.00610920444995999" calcext:value-type="float">
            <text:p>0.0061092044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188901" calcext:value-type="float">
            <text:p>6.188901</text:p>
          </table:table-cell>
          <table:table-cell office:value-type="float" office:value="6.6738527833" calcext:value-type="float">
            <text:p>6.6738527833</text:p>
          </table:table-cell>
          <table:table-cell table:formula="of:=POWER([.C138]-6.75;2)" office:value-type="float" office:value="0.00579839861115674" calcext:value-type="float">
            <text:p>0.0057983986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673487" calcext:value-type="float">
            <text:p>6.673487</text:p>
          </table:table-cell>
          <table:table-cell office:value-type="float" office:value="6.6822936667" calcext:value-type="float">
            <text:p>6.6822936667</text:p>
          </table:table-cell>
          <table:table-cell table:formula="of:=POWER([.C139]-6.75;2)" office:value-type="float" office:value="0.00458414756893073" calcext:value-type="float">
            <text:p>0.0045841476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650045" calcext:value-type="float">
            <text:p>6.650045</text:p>
          </table:table-cell>
          <table:table-cell office:value-type="float" office:value="6.6829176333" calcext:value-type="float">
            <text:p>6.6829176333</text:p>
          </table:table-cell>
          <table:table-cell table:formula="of:=POWER([.C140]-6.75;2)" office:value-type="float" office:value="0.0045000439220733" calcext:value-type="float">
            <text:p>0.004500043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645621" calcext:value-type="float">
            <text:p>6.645621</text:p>
          </table:table-cell>
          <table:table-cell office:value-type="float" office:value="6.6825066167" calcext:value-type="float">
            <text:p>6.6825066167</text:p>
          </table:table-cell>
          <table:table-cell table:formula="of:=POWER([.C141]-6.75;2)" office:value-type="float" office:value="0.00455535678928078" calcext:value-type="float">
            <text:p>0.0045553568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653205" calcext:value-type="float">
            <text:p>6.653205</text:p>
          </table:table-cell>
          <table:table-cell office:value-type="float" office:value="6.6826706833" calcext:value-type="float">
            <text:p>6.6826706833</text:p>
          </table:table-cell>
          <table:table-cell table:formula="of:=POWER([.C142]-6.75;2)" office:value-type="float" office:value="0.00453323688728896" calcext:value-type="float">
            <text:p>0.0045332369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530409" calcext:value-type="float">
            <text:p>6.530409</text:p>
          </table:table-cell>
          <table:table-cell office:value-type="float" office:value="6.6828155333" calcext:value-type="float">
            <text:p>6.6828155333</text:p>
          </table:table-cell>
          <table:table-cell table:formula="of:=POWER([.C143]-6.75;2)" office:value-type="float" office:value="0.00451375256576336" calcext:value-type="float">
            <text:p>0.004513752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611758" calcext:value-type="float">
            <text:p>6.611758</text:p>
          </table:table-cell>
          <table:table-cell office:value-type="float" office:value="6.6851485667" calcext:value-type="float">
            <text:p>6.6851485667</text:p>
          </table:table-cell>
          <table:table-cell table:formula="of:=POWER([.C144]-6.75;2)" office:value-type="float" office:value="0.00420570840106439" calcext:value-type="float">
            <text:p>0.0042057084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613289" calcext:value-type="float">
            <text:p>6.613289</text:p>
          </table:table-cell>
          <table:table-cell office:value-type="float" office:value="6.68713755" calcext:value-type="float">
            <text:p>6.68713755</text:p>
          </table:table-cell>
          <table:table-cell table:formula="of:=POWER([.C145]-6.75;2)" office:value-type="float" office:value="0.00395168762000249" calcext:value-type="float">
            <text:p>0.003951687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602088" calcext:value-type="float">
            <text:p>6.602088</text:p>
          </table:table-cell>
          <table:table-cell office:value-type="float" office:value="6.6873528" calcext:value-type="float">
            <text:p>6.6873528</text:p>
          </table:table-cell>
          <table:table-cell table:formula="of:=POWER([.C146]-6.75;2)" office:value-type="float" office:value="0.00392467166783997" calcext:value-type="float">
            <text:p>0.0039246717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534028" calcext:value-type="float">
            <text:p>6.534028</text:p>
          </table:table-cell>
          <table:table-cell office:value-type="float" office:value="6.6880601167" calcext:value-type="float">
            <text:p>6.6880601167</text:p>
          </table:table-cell>
          <table:table-cell table:formula="of:=POWER([.C147]-6.75;2)" office:value-type="float" office:value="0.00383654914321762" calcext:value-type="float">
            <text:p>0.003836549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806202" calcext:value-type="float">
            <text:p>6.806202</text:p>
          </table:table-cell>
          <table:table-cell office:value-type="float" office:value="6.6900333667" calcext:value-type="float">
            <text:p>6.6900333667</text:p>
          </table:table-cell>
          <table:table-cell table:formula="of:=POWER([.C148]-6.75;2)" office:value-type="float" office:value="0.00359599710933669" calcext:value-type="float">
            <text:p>0.003595997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703923" calcext:value-type="float">
            <text:p>6.703923</text:p>
          </table:table-cell>
          <table:table-cell office:value-type="float" office:value="6.6877342" calcext:value-type="float">
            <text:p>6.6877342</text:p>
          </table:table-cell>
          <table:table-cell table:formula="of:=POWER([.C149]-6.75;2)" office:value-type="float" office:value="0.00387702984964006" calcext:value-type="float">
            <text:p>0.0038770298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696302" calcext:value-type="float">
            <text:p>6.696302</text:p>
          </table:table-cell>
          <table:table-cell office:value-type="float" office:value="6.6871396833" calcext:value-type="float">
            <text:p>6.6871396833</text:p>
          </table:table-cell>
          <table:table-cell table:formula="of:=POWER([.C150]-6.75;2)" office:value-type="float" office:value="0.00395141941562432" calcext:value-type="float">
            <text:p>0.003951419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718503" calcext:value-type="float">
            <text:p>6.718503</text:p>
          </table:table-cell>
          <table:table-cell office:value-type="float" office:value="6.6854681" calcext:value-type="float">
            <text:p>6.6854681</text:p>
          </table:table-cell>
          <table:table-cell table:formula="of:=POWER([.C151]-6.75;2)" office:value-type="float" office:value="0.00416436611761005" calcext:value-type="float">
            <text:p>0.004164366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97279" calcext:value-type="float">
            <text:p>6.97279</text:p>
          </table:table-cell>
          <table:table-cell office:value-type="float" office:value="6.6835644833" calcext:value-type="float">
            <text:p>6.6835644833</text:p>
          </table:table-cell>
          <table:table-cell table:formula="of:=POWER([.C152]-6.75;2)" office:value-type="float" office:value="0.00441367787919603" calcext:value-type="float">
            <text:p>0.0044136779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517155" calcext:value-type="float">
            <text:p>6.517155</text:p>
          </table:table-cell>
          <table:table-cell office:value-type="float" office:value="6.6771892667" calcext:value-type="float">
            <text:p>6.6771892667</text:p>
          </table:table-cell>
          <table:table-cell table:formula="of:=POWER([.C153]-6.75;2)" office:value-type="float" office:value="0.00530140288368371" calcext:value-type="float">
            <text:p>0.0053014029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580789" calcext:value-type="float">
            <text:p>6.580789</text:p>
          </table:table-cell>
          <table:table-cell office:value-type="float" office:value="6.6772187" calcext:value-type="float">
            <text:p>6.6772187</text:p>
          </table:table-cell>
          <table:table-cell table:formula="of:=POWER([.C154]-6.75;2)" office:value-type="float" office:value="0.00529711762968999" calcext:value-type="float">
            <text:p>0.0052971176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589339" calcext:value-type="float">
            <text:p>6.589339</text:p>
          </table:table-cell>
          <table:table-cell office:value-type="float" office:value="6.6853551167" calcext:value-type="float">
            <text:p>6.6853551167</text:p>
          </table:table-cell>
          <table:table-cell table:formula="of:=POWER([.C155]-6.75;2)" office:value-type="float" office:value="0.00417896093687059" calcext:value-type="float">
            <text:p>0.0041789609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574109" calcext:value-type="float">
            <text:p>6.574109</text:p>
          </table:table-cell>
          <table:table-cell office:value-type="float" office:value="6.6877898667" calcext:value-type="float">
            <text:p>6.6877898667</text:p>
          </table:table-cell>
          <table:table-cell table:formula="of:=POWER([.C156]-6.75;2)" office:value-type="float" office:value="0.00387010068520374" calcext:value-type="float">
            <text:p>0.0038701007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.393049" calcext:value-type="float">
            <text:p>5.393049</text:p>
          </table:table-cell>
          <table:table-cell office:value-type="float" office:value="6.6899451833" calcext:value-type="float">
            <text:p>6.6899451833</text:p>
          </table:table-cell>
          <table:table-cell table:formula="of:=POWER([.C157]-6.75;2)" office:value-type="float" office:value="0.00360658100887061" calcext:value-type="float">
            <text:p>0.00360658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663951" calcext:value-type="float">
            <text:p>6.663951</text:p>
          </table:table-cell>
          <table:table-cell office:value-type="float" office:value="6.7117086" calcext:value-type="float">
            <text:p>6.7117086</text:p>
          </table:table-cell>
          <table:table-cell table:formula="of:=POWER([.C158]-6.75;2)" office:value-type="float" office:value="0.00146623131396002" calcext:value-type="float">
            <text:p>0.0014662313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639581" calcext:value-type="float">
            <text:p>6.639581</text:p>
          </table:table-cell>
          <table:table-cell office:value-type="float" office:value="6.71291445" calcext:value-type="float">
            <text:p>6.71291445</text:p>
          </table:table-cell>
          <table:table-cell table:formula="of:=POWER([.C159]-6.75;2)" office:value-type="float" office:value="0.00137533801880253" calcext:value-type="float">
            <text:p>0.001375338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626291" calcext:value-type="float">
            <text:p>6.626291</text:p>
          </table:table-cell>
          <table:table-cell office:value-type="float" office:value="6.71264745" calcext:value-type="float">
            <text:p>6.71264745</text:p>
          </table:table-cell>
          <table:table-cell table:formula="of:=POWER([.C160]-6.75;2)" office:value-type="float" office:value="0.00139521299150247" calcext:value-type="float">
            <text:p>0.00139521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595178" calcext:value-type="float">
            <text:p>6.595178</text:p>
          </table:table-cell>
          <table:table-cell office:value-type="float" office:value="6.7131635667" calcext:value-type="float">
            <text:p>6.7131635667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82226" calcext:value-type="float">
            <text:p>6.82226</text:p>
          </table:table-cell>
          <table:table-cell office:value-type="float" office:value="6.7144024167" calcext:value-type="float">
            <text:p>6.7144024167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678453" calcext:value-type="float">
            <text:p>6.678453</text:p>
          </table:table-cell>
          <table:table-cell office:value-type="float" office:value="6.7121772667" calcext:value-type="float">
            <text:p>6.7121772667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66246" calcext:value-type="float">
            <text:p>6.66246</text:p>
          </table:table-cell>
          <table:table-cell office:value-type="float" office:value="6.7160749667" calcext:value-type="float">
            <text:p>6.7160749667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652636" calcext:value-type="float">
            <text:p>6.652636</text:p>
          </table:table-cell>
          <table:table-cell office:value-type="float" office:value="6.71511585" calcext:value-type="float">
            <text:p>6.71511585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621478" calcext:value-type="float">
            <text:p>6.621478</text:p>
          </table:table-cell>
          <table:table-cell office:value-type="float" office:value="6.7147216333" calcext:value-type="float">
            <text:p>6.7147216333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711116" calcext:value-type="float">
            <text:p>6.711116</text:p>
          </table:table-cell>
          <table:table-cell office:value-type="float" office:value="6.7148536833" calcext:value-type="float">
            <text:p>6.7148536833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686499" calcext:value-type="float">
            <text:p>6.686499</text:p>
          </table:table-cell>
          <table:table-cell office:value-type="float" office:value="6.7131668333" calcext:value-type="float">
            <text:p>6.7131668333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690753" calcext:value-type="float">
            <text:p>6.690753</text:p>
          </table:table-cell>
          <table:table-cell office:value-type="float" office:value="6.7183169667" calcext:value-type="float">
            <text:p>6.7183169667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719731" calcext:value-type="float">
            <text:p>6.719731</text:p>
          </table:table-cell>
          <table:table-cell office:value-type="float" office:value="6.7180784833" calcext:value-type="float">
            <text:p>6.7180784833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.114457" calcext:value-type="float">
            <text:p>7.114457</text:p>
          </table:table-cell>
          <table:table-cell office:value-type="float" office:value="6.7169952833" calcext:value-type="float">
            <text:p>6.7169952833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530396" calcext:value-type="float">
            <text:p>6.530396</text:p>
          </table:table-cell>
          <table:table-cell office:value-type="float" office:value="6.7090053" calcext:value-type="float">
            <text:p>6.7090053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583389" calcext:value-type="float">
            <text:p>6.583389</text:p>
          </table:table-cell>
          <table:table-cell office:value-type="float" office:value="6.709678" calcext:value-type="float">
            <text:p>6.709678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589068" calcext:value-type="float">
            <text:p>6.589068</text:p>
          </table:table-cell>
          <table:table-cell office:value-type="float" office:value="6.7139567333" calcext:value-type="float">
            <text:p>6.7139567333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56556" calcext:value-type="float">
            <text:p>6.56556</text:p>
          </table:table-cell>
          <table:table-cell office:value-type="float" office:value="6.7161741167" calcext:value-type="float">
            <text:p>6.7161741167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.770413" calcext:value-type="float">
            <text:p>7.770413</text:p>
          </table:table-cell>
          <table:table-cell office:value-type="float" office:value="6.71860425" calcext:value-type="float">
            <text:p>6.7186042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678053" calcext:value-type="float">
            <text:p>6.678053</text:p>
          </table:table-cell>
          <table:table-cell office:value-type="float" office:value="6.70122735" calcext:value-type="float">
            <text:p>6.70122735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651959" calcext:value-type="float">
            <text:p>6.651959</text:p>
          </table:table-cell>
          <table:table-cell office:value-type="float" office:value="6.7051197333" calcext:value-type="float">
            <text:p>6.7051197333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638833" calcext:value-type="float">
            <text:p>6.638833</text:p>
          </table:table-cell>
          <table:table-cell office:value-type="float" office:value="6.7035311" calcext:value-type="float">
            <text:p>6.7035311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610378" calcext:value-type="float">
            <text:p>6.610378</text:p>
          </table:table-cell>
          <table:table-cell office:value-type="float" office:value="6.7031715833" calcext:value-type="float">
            <text:p>6.7031715833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743723" calcext:value-type="float">
            <text:p>6.743723</text:p>
          </table:table-cell>
          <table:table-cell office:value-type="float" office:value="6.7035019667" calcext:value-type="float">
            <text:p>6.7035019667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673737" calcext:value-type="float">
            <text:p>6.673737</text:p>
          </table:table-cell>
          <table:table-cell office:value-type="float" office:value="6.7016158" calcext:value-type="float">
            <text:p>6.7016158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663677" calcext:value-type="float">
            <text:p>6.663677</text:p>
          </table:table-cell>
          <table:table-cell office:value-type="float" office:value="6.6966173" calcext:value-type="float">
            <text:p>6.6966173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659465" calcext:value-type="float">
            <text:p>6.659465</text:p>
          </table:table-cell>
          <table:table-cell office:value-type="float" office:value="6.69649415" calcext:value-type="float">
            <text:p>6.69649415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652757" calcext:value-type="float">
            <text:p>6.652757</text:p>
          </table:table-cell>
          <table:table-cell office:value-type="float" office:value="6.69629075" calcext:value-type="float">
            <text:p>6.6962907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667443" calcext:value-type="float">
            <text:p>6.667443</text:p>
          </table:table-cell>
          <table:table-cell office:value-type="float" office:value="6.6960220667" calcext:value-type="float">
            <text:p>6.6960220667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66753" calcext:value-type="float">
            <text:p>6.66753</text:p>
          </table:table-cell>
          <table:table-cell office:value-type="float" office:value="6.6949328667" calcext:value-type="float">
            <text:p>6.6949328667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675846" calcext:value-type="float">
            <text:p>6.675846</text:p>
          </table:table-cell>
          <table:table-cell office:value-type="float" office:value="6.6981280833" calcext:value-type="float">
            <text:p>6.6981280833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705463" calcext:value-type="float">
            <text:p>6.705463</text:p>
          </table:table-cell>
          <table:table-cell office:value-type="float" office:value="6.6984378333" calcext:value-type="float">
            <text:p>6.6984378333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.370759" calcext:value-type="float">
            <text:p>7.370759</text:p>
          </table:table-cell>
          <table:table-cell office:value-type="float" office:value="6.6979221333" calcext:value-type="float">
            <text:p>6.6979221333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547285" calcext:value-type="float">
            <text:p>6.547285</text:p>
          </table:table-cell>
          <table:table-cell office:value-type="float" office:value="6.6860896333" calcext:value-type="float">
            <text:p>6.6860896333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582785" calcext:value-type="float">
            <text:p>6.582785</text:p>
          </table:table-cell>
          <table:table-cell office:value-type="float" office:value="6.68722085" calcext:value-type="float">
            <text:p>6.68722085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57696" calcext:value-type="float">
            <text:p>6.57696</text:p>
          </table:table-cell>
          <table:table-cell office:value-type="float" office:value="6.6899161333" calcext:value-type="float">
            <text:p>6.6899161333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516487" calcext:value-type="float">
            <text:p>6.516487</text:p>
          </table:table-cell>
          <table:table-cell office:value-type="float" office:value="6.6921365667" calcext:value-type="float">
            <text:p>6.6921365667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.515447" calcext:value-type="float">
            <text:p>7.515447</text:p>
          </table:table-cell>
          <table:table-cell office:value-type="float" office:value="6.6954495833" calcext:value-type="float">
            <text:p>6.6954495833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748206" calcext:value-type="float">
            <text:p>6.748206</text:p>
          </table:table-cell>
          <table:table-cell office:value-type="float" office:value="6.6826948833" calcext:value-type="float">
            <text:p>6.6826948833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705712" calcext:value-type="float">
            <text:p>6.705712</text:p>
          </table:table-cell>
          <table:table-cell office:value-type="float" office:value="6.6914836333" calcext:value-type="float">
            <text:p>6.6914836333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695354" calcext:value-type="float">
            <text:p>6.695354</text:p>
          </table:table-cell>
          <table:table-cell office:value-type="float" office:value="6.6887245" calcext:value-type="float">
            <text:p>6.6887245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710925" calcext:value-type="float">
            <text:p>6.710925</text:p>
          </table:table-cell>
          <table:table-cell office:value-type="float" office:value="6.6870689" calcext:value-type="float">
            <text:p>6.6870689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625384" calcext:value-type="float">
            <text:p>6.625384</text:p>
          </table:table-cell>
          <table:table-cell office:value-type="float" office:value="6.6851773" calcext:value-type="float">
            <text:p>6.6851773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655465" calcext:value-type="float">
            <text:p>6.655465</text:p>
          </table:table-cell>
          <table:table-cell office:value-type="float" office:value="6.6839482833" calcext:value-type="float">
            <text:p>6.6839482833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661896" calcext:value-type="float">
            <text:p>6.661896</text:p>
          </table:table-cell>
          <table:table-cell office:value-type="float" office:value="6.7034445667" calcext:value-type="float">
            <text:p>6.7034445667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670391" calcext:value-type="float">
            <text:p>6.670391</text:p>
          </table:table-cell>
          <table:table-cell office:value-type="float" office:value="6.7048236167" calcext:value-type="float">
            <text:p>6.7048236167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731097" calcext:value-type="float">
            <text:p>6.731097</text:p>
          </table:table-cell>
          <table:table-cell office:value-type="float" office:value="6.7053743667" calcext:value-type="float">
            <text:p>6.7053743667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626204" calcext:value-type="float">
            <text:p>6.626204</text:p>
          </table:table-cell>
          <table:table-cell office:value-type="float" office:value="6.7046780333" calcext:value-type="float">
            <text:p>6.7046780333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644527" calcext:value-type="float">
            <text:p>6.644527</text:p>
          </table:table-cell>
          <table:table-cell office:value-type="float" office:value="6.7056329" calcext:value-type="float">
            <text:p>6.7056329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652423" calcext:value-type="float">
            <text:p>6.652423</text:p>
          </table:table-cell>
          <table:table-cell office:value-type="float" office:value="6.70611855" calcext:value-type="float">
            <text:p>6.70611855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668252" calcext:value-type="float">
            <text:p>6.668252</text:p>
          </table:table-cell>
          <table:table-cell office:value-type="float" office:value="6.70647935" calcext:value-type="float">
            <text:p>6.70647935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668252" calcext:value-type="float">
            <text:p>6.668252</text:p>
          </table:table-cell>
          <table:table-cell office:value-type="float" office:value="6.7065774667" calcext:value-type="float">
            <text:p>6.7065774667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596007" calcext:value-type="float">
            <text:p>6.596007</text:p>
          </table:table-cell>
          <table:table-cell office:value-type="float" office:value="6.7067165667" calcext:value-type="float">
            <text:p>6.7067165667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604286" calcext:value-type="float">
            <text:p>6.604286</text:p>
          </table:table-cell>
          <table:table-cell office:value-type="float" office:value="6.7083700667" calcext:value-type="float">
            <text:p>6.7083700667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590277" calcext:value-type="float">
            <text:p>6.590277</text:p>
          </table:table-cell>
          <table:table-cell office:value-type="float" office:value="6.70935455" calcext:value-type="float">
            <text:p>6.70935455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518921" calcext:value-type="float">
            <text:p>6.518921</text:p>
          </table:table-cell>
          <table:table-cell office:value-type="float" office:value="6.7107361167" calcext:value-type="float">
            <text:p>6.7107361167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.068974" calcext:value-type="float">
            <text:p>7.068974</text:p>
          </table:table-cell>
          <table:table-cell office:value-type="float" office:value="6.7134468833" calcext:value-type="float">
            <text:p>6.7134468833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735424" calcext:value-type="float">
            <text:p>6.735424</text:p>
          </table:table-cell>
          <table:table-cell office:value-type="float" office:value="6.7073509667" calcext:value-type="float">
            <text:p>6.7073509667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703428" calcext:value-type="float">
            <text:p>6.703428</text:p>
          </table:table-cell>
          <table:table-cell office:value-type="float" office:value="6.74233885" calcext:value-type="float">
            <text:p>6.74233885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698854" calcext:value-type="float">
            <text:p>6.698854</text:p>
          </table:table-cell>
          <table:table-cell office:value-type="float" office:value="6.7406642333" calcext:value-type="float">
            <text:p>6.7406642333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736302" calcext:value-type="float">
            <text:p>6.736302</text:p>
          </table:table-cell>
          <table:table-cell office:value-type="float" office:value="6.7393088" calcext:value-type="float">
            <text:p>6.7393088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623561" calcext:value-type="float">
            <text:p>6.623561</text:p>
          </table:table-cell>
          <table:table-cell office:value-type="float" office:value="6.7371102167" calcext:value-type="float">
            <text:p>6.7371102167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657258" calcext:value-type="float">
            <text:p>6.657258</text:p>
          </table:table-cell>
          <table:table-cell office:value-type="float" office:value="6.7356008167" calcext:value-type="float">
            <text:p>6.7356008167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669509" calcext:value-type="float">
            <text:p>6.669509</text:p>
          </table:table-cell>
          <table:table-cell office:value-type="float" office:value="6.7431277333" calcext:value-type="float">
            <text:p>6.7431277333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688751" calcext:value-type="float">
            <text:p>6.688751</text:p>
          </table:table-cell>
          <table:table-cell office:value-type="float" office:value="6.7444938333" calcext:value-type="float">
            <text:p>6.7444938333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912315" calcext:value-type="float">
            <text:p>6.912315</text:p>
          </table:table-cell>
          <table:table-cell office:value-type="float" office:value="6.7449794" calcext:value-type="float">
            <text:p>6.7449794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604913" calcext:value-type="float">
            <text:p>6.604913</text:p>
          </table:table-cell>
          <table:table-cell office:value-type="float" office:value="6.7416355167" calcext:value-type="float">
            <text:p>6.7416355167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628983" calcext:value-type="float">
            <text:p>6.628983</text:p>
          </table:table-cell>
          <table:table-cell office:value-type="float" office:value="6.7439163167" calcext:value-type="float">
            <text:p>6.7439163167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629401" calcext:value-type="float">
            <text:p>6.629401</text:p>
          </table:table-cell>
          <table:table-cell office:value-type="float" office:value="6.74421925" calcext:value-type="float">
            <text:p>6.74421925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609905" calcext:value-type="float">
            <text:p>6.609905</text:p>
          </table:table-cell>
          <table:table-cell office:value-type="float" office:value="6.7449698333" calcext:value-type="float">
            <text:p>6.7449698333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995507" calcext:value-type="float">
            <text:p>6.995507</text:p>
          </table:table-cell>
          <table:table-cell office:value-type="float" office:value="6.7461928" calcext:value-type="float">
            <text:p>6.7461928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676444" calcext:value-type="float">
            <text:p>6.676444</text:p>
          </table:table-cell>
          <table:table-cell office:value-type="float" office:value="6.7412055833" calcext:value-type="float">
            <text:p>6.7412055833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654739" calcext:value-type="float">
            <text:p>6.654739</text:p>
          </table:table-cell>
          <table:table-cell office:value-type="float" office:value="6.7442702833" calcext:value-type="float">
            <text:p>6.7442702833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635058" calcext:value-type="float">
            <text:p>6.635058</text:p>
          </table:table-cell>
          <table:table-cell office:value-type="float" office:value="6.7439903667" calcext:value-type="float">
            <text:p>6.7439903667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570758" calcext:value-type="float">
            <text:p>6.570758</text:p>
          </table:table-cell>
          <table:table-cell office:value-type="float" office:value="6.7443044667" calcext:value-type="float">
            <text:p>6.7443044667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840113" calcext:value-type="float">
            <text:p>6.840113</text:p>
          </table:table-cell>
          <table:table-cell office:value-type="float" office:value="6.7457053333" calcext:value-type="float">
            <text:p>6.7457053333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722111" calcext:value-type="float">
            <text:p>6.722111</text:p>
          </table:table-cell>
          <table:table-cell office:value-type="float" office:value="6.7424465833" calcext:value-type="float">
            <text:p>6.7424465833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711368" calcext:value-type="float">
            <text:p>6.711368</text:p>
          </table:table-cell>
          <table:table-cell office:value-type="float" office:value="6.7437511833" calcext:value-type="float">
            <text:p>6.7437511833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727799" calcext:value-type="float">
            <text:p>6.727799</text:p>
          </table:table-cell>
          <table:table-cell office:value-type="float" office:value="6.7431691833" calcext:value-type="float">
            <text:p>6.7431691833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911596" calcext:value-type="float">
            <text:p>6.911596</text:p>
          </table:table-cell>
          <table:table-cell office:value-type="float" office:value="6.7420966167" calcext:value-type="float">
            <text:p>6.7420966167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556641" calcext:value-type="float">
            <text:p>6.556641</text:p>
          </table:table-cell>
          <table:table-cell office:value-type="float" office:value="6.7376998333" calcext:value-type="float">
            <text:p>6.7376998333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617262" calcext:value-type="float">
            <text:p>6.617262</text:p>
          </table:table-cell>
          <table:table-cell office:value-type="float" office:value="6.7382237833" calcext:value-type="float">
            <text:p>6.7382237833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630201" calcext:value-type="float">
            <text:p>6.630201</text:p>
          </table:table-cell>
          <table:table-cell office:value-type="float" office:value="6.7415351333" calcext:value-type="float">
            <text:p>6.7415351333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630553" calcext:value-type="float">
            <text:p>6.630553</text:p>
          </table:table-cell>
          <table:table-cell office:value-type="float" office:value="6.7431100667" calcext:value-type="float">
            <text:p>6.7431100667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373827" calcext:value-type="float">
            <text:p>6.373827</text:p>
          </table:table-cell>
          <table:table-cell office:value-type="float" office:value="6.7445350667" calcext:value-type="float">
            <text:p>6.7445350667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656288" calcext:value-type="float">
            <text:p>6.656288</text:p>
          </table:table-cell>
          <table:table-cell office:value-type="float" office:value="6.7504856" calcext:value-type="float">
            <text:p>6.7504856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647261" calcext:value-type="float">
            <text:p>6.647261</text:p>
          </table:table-cell>
          <table:table-cell office:value-type="float" office:value="6.754802" calcext:value-type="float">
            <text:p>6.754802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636636" calcext:value-type="float">
            <text:p>6.636636</text:p>
          </table:table-cell>
          <table:table-cell office:value-type="float" office:value="6.7538095167" calcext:value-type="float">
            <text:p>6.7538095167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602091" calcext:value-type="float">
            <text:p>6.602091</text:p>
          </table:table-cell>
          <table:table-cell office:value-type="float" office:value="6.7537646833" calcext:value-type="float">
            <text:p>6.7537646833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859243" calcext:value-type="float">
            <text:p>6.859243</text:p>
          </table:table-cell>
          <table:table-cell office:value-type="float" office:value="6.7544132333" calcext:value-type="float">
            <text:p>6.7544132333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694431" calcext:value-type="float">
            <text:p>6.694431</text:p>
          </table:table-cell>
          <table:table-cell office:value-type="float" office:value="6.7505760333" calcext:value-type="float">
            <text:p>6.7505760333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674521" calcext:value-type="float">
            <text:p>6.674521</text:p>
          </table:table-cell>
          <table:table-cell office:value-type="float" office:value="6.9452365667" calcext:value-type="float">
            <text:p>6.9452365667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660809" calcext:value-type="float">
            <text:p>6.660809</text:p>
          </table:table-cell>
          <table:table-cell office:value-type="float" office:value="6.9456844167" calcext:value-type="float">
            <text:p>6.9456844167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615158" calcext:value-type="float">
            <text:p>6.615158</text:p>
          </table:table-cell>
          <table:table-cell office:value-type="float" office:value="6.9460569333" calcext:value-type="float">
            <text:p>6.9460569333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744502" calcext:value-type="float">
            <text:p>6.744502</text:p>
          </table:table-cell>
          <table:table-cell office:value-type="float" office:value="6.9470364" calcext:value-type="float">
            <text:p>6.9470364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710186" calcext:value-type="float">
            <text:p>6.710186</text:p>
          </table:table-cell>
          <table:table-cell office:value-type="float" office:value="6.9455853333" calcext:value-type="float">
            <text:p>6.9455853333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715268" calcext:value-type="float">
            <text:p>6.715268</text:p>
          </table:table-cell>
          <table:table-cell office:value-type="float" office:value="6.9458995833" calcext:value-type="float">
            <text:p>6.9458995833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750165" calcext:value-type="float">
            <text:p>6.750165</text:p>
          </table:table-cell>
          <table:table-cell office:value-type="float" office:value="6.9454305" calcext:value-type="float">
            <text:p>6.9454305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.275531" calcext:value-type="float">
            <text:p>7.275531</text:p>
          </table:table-cell>
          <table:table-cell office:value-type="float" office:value="6.944253" calcext:value-type="float">
            <text:p>6.944253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540164" calcext:value-type="float">
            <text:p>6.540164</text:p>
          </table:table-cell>
          <table:table-cell office:value-type="float" office:value="6.9341986667" calcext:value-type="float">
            <text:p>6.9341986667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596018" calcext:value-type="float">
            <text:p>6.596018</text:p>
          </table:table-cell>
          <table:table-cell office:value-type="float" office:value="6.9358057333" calcext:value-type="float">
            <text:p>6.9358057333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597429" calcext:value-type="float">
            <text:p>6.597429</text:p>
          </table:table-cell>
          <table:table-cell office:value-type="float" office:value="6.9379161167" calcext:value-type="float">
            <text:p>6.9379161167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551643" calcext:value-type="float">
            <text:p>6.551643</text:p>
          </table:table-cell>
          <table:table-cell office:value-type="float" office:value="6.9396849333" calcext:value-type="float">
            <text:p>6.9396849333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.825242" calcext:value-type="float">
            <text:p>7.825242</text:p>
          </table:table-cell>
          <table:table-cell office:value-type="float" office:value="6.9422068" calcext:value-type="float">
            <text:p>6.9422068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744639" calcext:value-type="float">
            <text:p>6.744639</text:p>
          </table:table-cell>
          <table:table-cell office:value-type="float" office:value="6.9236823333" calcext:value-type="float">
            <text:p>6.9236823333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703436" calcext:value-type="float">
            <text:p>6.703436</text:p>
          </table:table-cell>
          <table:table-cell office:value-type="float" office:value="6.9286643" calcext:value-type="float">
            <text:p>6.9286643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689317" calcext:value-type="float">
            <text:p>6.689317</text:p>
          </table:table-cell>
          <table:table-cell office:value-type="float" office:value="6.9276066667" calcext:value-type="float">
            <text:p>6.9276066667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683496" calcext:value-type="float">
            <text:p>6.683496</text:p>
          </table:table-cell>
          <table:table-cell office:value-type="float" office:value="6.9270046" calcext:value-type="float">
            <text:p>6.9270046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673666" calcext:value-type="float">
            <text:p>6.673666</text:p>
          </table:table-cell>
          <table:table-cell office:value-type="float" office:value="6.9264244" calcext:value-type="float">
            <text:p>6.9264244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674071" calcext:value-type="float">
            <text:p>6.674071</text:p>
          </table:table-cell>
          <table:table-cell office:value-type="float" office:value="6.9255050167" calcext:value-type="float">
            <text:p>6.9255050167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674139" calcext:value-type="float">
            <text:p>6.674139</text:p>
          </table:table-cell>
          <table:table-cell office:value-type="float" office:value="6.9297713" calcext:value-type="float">
            <text:p>6.9297713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676598" calcext:value-type="float">
            <text:p>6.676598</text:p>
          </table:table-cell>
          <table:table-cell office:value-type="float" office:value="6.9305238333" calcext:value-type="float">
            <text:p>6.9305238333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695217" calcext:value-type="float">
            <text:p>6.695217</text:p>
          </table:table-cell>
          <table:table-cell office:value-type="float" office:value="6.9309735333" calcext:value-type="float">
            <text:p>6.9309735333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663355" calcext:value-type="float">
            <text:p>6.663355</text:p>
          </table:table-cell>
          <table:table-cell office:value-type="float" office:value="6.9311026" calcext:value-type="float">
            <text:p>6.9311026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673171" calcext:value-type="float">
            <text:p>6.673171</text:p>
          </table:table-cell>
          <table:table-cell office:value-type="float" office:value="6.9322375" calcext:value-type="float">
            <text:p>6.9322375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681567" calcext:value-type="float">
            <text:p>6.681567</text:p>
          </table:table-cell>
          <table:table-cell office:value-type="float" office:value="6.9315340333" calcext:value-type="float">
            <text:p>6.9315340333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703219" calcext:value-type="float">
            <text:p>6.703219</text:p>
          </table:table-cell>
          <table:table-cell office:value-type="float" office:value="6.9311773333" calcext:value-type="float">
            <text:p>6.9311773333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8.834697" calcext:value-type="float">
            <text:p>8.834697</text:p>
          </table:table-cell>
          <table:table-cell office:value-type="float" office:value="6.9304831333" calcext:value-type="float">
            <text:p>6.9304831333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602951" calcext:value-type="float">
            <text:p>6.602951</text:p>
          </table:table-cell>
          <table:table-cell office:value-type="float" office:value="6.8941043667" calcext:value-type="float">
            <text:p>6.8941043667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617528" calcext:value-type="float">
            <text:p>6.617528</text:p>
          </table:table-cell>
          <table:table-cell office:value-type="float" office:value="6.8928918333" calcext:value-type="float">
            <text:p>6.8928918333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604387" calcext:value-type="float">
            <text:p>6.604387</text:p>
          </table:table-cell>
          <table:table-cell office:value-type="float" office:value="6.8946223333" calcext:value-type="float">
            <text:p>6.8946223333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532997" calcext:value-type="float">
            <text:p>6.532997</text:p>
          </table:table-cell>
          <table:table-cell office:value-type="float" office:value="6.89620555" calcext:value-type="float">
            <text:p>6.89620555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.108873" calcext:value-type="float">
            <text:p>7.108873</text:p>
          </table:table-cell>
          <table:table-cell office:value-type="float" office:value="6.8989031333" calcext:value-type="float">
            <text:p>6.8989031333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751475" calcext:value-type="float">
            <text:p>6.751475</text:p>
          </table:table-cell>
          <table:table-cell office:value-type="float" office:value="6.8920721333" calcext:value-type="float">
            <text:p>6.8920721333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717885" calcext:value-type="float">
            <text:p>6.717885</text:p>
          </table:table-cell>
          <table:table-cell office:value-type="float" office:value="6.8883465167" calcext:value-type="float">
            <text:p>6.8883465167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711682" calcext:value-type="float">
            <text:p>6.711682</text:p>
          </table:table-cell>
          <table:table-cell office:value-type="float" office:value="6.8874442167" calcext:value-type="float">
            <text:p>6.8874442167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741761" calcext:value-type="float">
            <text:p>6.741761</text:p>
          </table:table-cell>
          <table:table-cell office:value-type="float" office:value="6.8866572833" calcext:value-type="float">
            <text:p>6.8866572833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647159" calcext:value-type="float">
            <text:p>6.647159</text:p>
          </table:table-cell>
          <table:table-cell office:value-type="float" office:value="6.8852075" calcext:value-type="float">
            <text:p>6.8852075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674436" calcext:value-type="float">
            <text:p>6.674436</text:p>
          </table:table-cell>
          <table:table-cell office:value-type="float" office:value="6.8845011667" calcext:value-type="float">
            <text:p>6.8845011667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683283" calcext:value-type="float">
            <text:p>6.683283</text:p>
          </table:table-cell>
          <table:table-cell office:value-type="float" office:value="6.8870768333" calcext:value-type="float">
            <text:p>6.8870768333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696274" calcext:value-type="float">
            <text:p>6.696274</text:p>
          </table:table-cell>
          <table:table-cell office:value-type="float" office:value="6.8878746" calcext:value-type="float">
            <text:p>6.8878746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860326" calcext:value-type="float">
            <text:p>6.860326</text:p>
          </table:table-cell>
          <table:table-cell office:value-type="float" office:value="6.8882594167" calcext:value-type="float">
            <text:p>6.8882594167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637944" calcext:value-type="float">
            <text:p>6.637944</text:p>
          </table:table-cell>
          <table:table-cell office:value-type="float" office:value="6.8859808" calcext:value-type="float">
            <text:p>6.8859808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653904" calcext:value-type="float">
            <text:p>6.653904</text:p>
          </table:table-cell>
          <table:table-cell office:value-type="float" office:value="6.8888162333" calcext:value-type="float">
            <text:p>6.8888162333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65481" calcext:value-type="float">
            <text:p>6.65481</text:p>
          </table:table-cell>
          <table:table-cell office:value-type="float" office:value="6.88856375" calcext:value-type="float">
            <text:p>6.88856375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644588" calcext:value-type="float">
            <text:p>6.644588</text:p>
          </table:table-cell>
          <table:table-cell office:value-type="float" office:value="6.8887000667" calcext:value-type="float">
            <text:p>6.8887000667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800387" calcext:value-type="float">
            <text:p>6.800387</text:p>
          </table:table-cell>
          <table:table-cell office:value-type="float" office:value="6.8890160667" calcext:value-type="float">
            <text:p>6.8890160667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676448" calcext:value-type="float">
            <text:p>6.676448</text:p>
          </table:table-cell>
          <table:table-cell office:value-type="float" office:value="6.8865027833" calcext:value-type="float">
            <text:p>6.8865027833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663445" calcext:value-type="float">
            <text:p>6.663445</text:p>
          </table:table-cell>
          <table:table-cell office:value-type="float" office:value="6.8327158667" calcext:value-type="float">
            <text:p>6.8327158667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647789" calcext:value-type="float">
            <text:p>6.647789</text:p>
          </table:table-cell>
          <table:table-cell office:value-type="float" office:value="6.8336281333" calcext:value-type="float">
            <text:p>6.8336281333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588078" calcext:value-type="float">
            <text:p>6.588078</text:p>
          </table:table-cell>
          <table:table-cell office:value-type="float" office:value="6.83454355" calcext:value-type="float">
            <text:p>6.83454355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815943" calcext:value-type="float">
            <text:p>6.815943</text:p>
          </table:table-cell>
          <table:table-cell office:value-type="float" office:value="6.83641135" calcext:value-type="float">
            <text:p>6.83641135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724697" calcext:value-type="float">
            <text:p>6.724697</text:p>
          </table:table-cell>
          <table:table-cell office:value-type="float" office:value="6.8346463833" calcext:value-type="float">
            <text:p>6.8346463833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716053" calcext:value-type="float">
            <text:p>6.716053</text:p>
          </table:table-cell>
          <table:table-cell office:value-type="float" office:value="6.8330811333" calcext:value-type="float">
            <text:p>6.8330811333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730859" calcext:value-type="float">
            <text:p>6.730859</text:p>
          </table:table-cell>
          <table:table-cell office:value-type="float" office:value="6.8322915333" calcext:value-type="float">
            <text:p>6.8322915333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915272" calcext:value-type="float">
            <text:p>6.915272</text:p>
          </table:table-cell>
          <table:table-cell office:value-type="float" office:value="6.8312657667" calcext:value-type="float">
            <text:p>6.8312657667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587712" calcext:value-type="float">
            <text:p>6.587712</text:p>
          </table:table-cell>
          <table:table-cell office:value-type="float" office:value="6.8270308833" calcext:value-type="float">
            <text:p>6.8270308833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633946" calcext:value-type="float">
            <text:p>6.633946</text:p>
          </table:table-cell>
          <table:table-cell office:value-type="float" office:value="6.8273147667" calcext:value-type="float">
            <text:p>6.8273147667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641004" calcext:value-type="float">
            <text:p>6.641004</text:p>
          </table:table-cell>
          <table:table-cell office:value-type="float" office:value="6.8291165333" calcext:value-type="float">
            <text:p>6.8291165333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629011" calcext:value-type="float">
            <text:p>6.629011</text:p>
          </table:table-cell>
          <table:table-cell office:value-type="float" office:value="6.83022505" calcext:value-type="float">
            <text:p>6.83022505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8.374063" calcext:value-type="float">
            <text:p>18.374063</text:p>
          </table:table-cell>
          <table:table-cell office:value-type="float" office:value="6.8314246833" calcext:value-type="float">
            <text:p>6.8314246833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701392" calcext:value-type="float">
            <text:p>6.701392</text:p>
          </table:table-cell>
          <table:table-cell office:value-type="float" office:value="6.6368964833" calcext:value-type="float">
            <text:p>6.6368964833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68316" calcext:value-type="float">
            <text:p>6.68316</text:p>
          </table:table-cell>
          <table:table-cell office:value-type="float" office:value="6.6388836167" calcext:value-type="float">
            <text:p>6.6388836167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673926" calcext:value-type="float">
            <text:p>6.673926</text:p>
          </table:table-cell>
          <table:table-cell office:value-type="float" office:value="6.6386623" calcext:value-type="float">
            <text:p>6.6386623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657438" calcext:value-type="float">
            <text:p>6.657438</text:p>
          </table:table-cell>
          <table:table-cell office:value-type="float" office:value="6.6386574167" calcext:value-type="float">
            <text:p>6.6386574167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729041" calcext:value-type="float">
            <text:p>6.729041</text:p>
          </table:table-cell>
          <table:table-cell office:value-type="float" office:value="6.6388482333" calcext:value-type="float">
            <text:p>6.6388482333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687123" calcext:value-type="float">
            <text:p>6.687123</text:p>
          </table:table-cell>
          <table:table-cell office:value-type="float" office:value="6.6374726" calcext:value-type="float">
            <text:p>6.6374726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679515" calcext:value-type="float">
            <text:p>6.679515</text:p>
          </table:table-cell>
          <table:table-cell office:value-type="float" office:value="6.6404374833" calcext:value-type="float">
            <text:p>6.6404374833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672271" calcext:value-type="float">
            <text:p>6.672271</text:p>
          </table:table-cell>
          <table:table-cell office:value-type="float" office:value="6.6410925167" calcext:value-type="float">
            <text:p>6.6410925167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636588" calcext:value-type="float">
            <text:p>6.636588</text:p>
          </table:table-cell>
          <table:table-cell office:value-type="float" office:value="6.64166865" calcext:value-type="float">
            <text:p>6.64166865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722641" calcext:value-type="float">
            <text:p>6.722641</text:p>
          </table:table-cell>
          <table:table-cell office:value-type="float" office:value="6.6427869167" calcext:value-type="float">
            <text:p>6.6427869167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703558" calcext:value-type="float">
            <text:p>6.703558</text:p>
          </table:table-cell>
          <table:table-cell office:value-type="float" office:value="6.6425496167" calcext:value-type="float">
            <text:p>6.6425496167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702955" calcext:value-type="float">
            <text:p>6.702955</text:p>
          </table:table-cell>
          <table:table-cell office:value-type="float" office:value="6.6422426667" calcext:value-type="float">
            <text:p>6.6422426667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713774" calcext:value-type="float">
            <text:p>6.713774</text:p>
          </table:table-cell>
          <table:table-cell office:value-type="float" office:value="6.64202235" calcext:value-type="float">
            <text:p>6.64202235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.043557" calcext:value-type="float">
            <text:p>7.043557</text:p>
          </table:table-cell>
          <table:table-cell office:value-type="float" office:value="6.6415843333" calcext:value-type="float">
            <text:p>6.6415843333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639978" calcext:value-type="float">
            <text:p>6.639978</text:p>
          </table:table-cell>
          <table:table-cell office:value-type="float" office:value="6.6355192167" calcext:value-type="float">
            <text:p>6.6355192167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653193" calcext:value-type="float">
            <text:p>6.653193</text:p>
          </table:table-cell>
          <table:table-cell office:value-type="float" office:value="6.6347030667" calcext:value-type="float">
            <text:p>6.6347030667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648684" calcext:value-type="float">
            <text:p>6.648684</text:p>
          </table:table-cell>
          <table:table-cell office:value-type="float" office:value="6.6358071167" calcext:value-type="float">
            <text:p>6.6358071167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618503" calcext:value-type="float">
            <text:p>6.618503</text:p>
          </table:table-cell>
          <table:table-cell office:value-type="float" office:value="6.63675765" calcext:value-type="float">
            <text:p>6.6367576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930048" calcext:value-type="float">
            <text:p>6.930048</text:p>
          </table:table-cell>
          <table:table-cell office:value-type="float" office:value="6.6381528167" calcext:value-type="float">
            <text:p>6.6381528167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719291" calcext:value-type="float">
            <text:p>6.719291</text:p>
          </table:table-cell>
          <table:table-cell office:value-type="float" office:value="6.6343822167" calcext:value-type="float">
            <text:p>6.6343822167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70358" calcext:value-type="float">
            <text:p>6.70358</text:p>
          </table:table-cell>
          <table:table-cell office:value-type="float" office:value="6.6329619167" calcext:value-type="float">
            <text:p>6.6329619167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702961" calcext:value-type="float">
            <text:p>6.702961</text:p>
          </table:table-cell>
          <table:table-cell office:value-type="float" office:value="6.6326404833" calcext:value-type="float">
            <text:p>6.6326404833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731449" calcext:value-type="float">
            <text:p>6.731449</text:p>
          </table:table-cell>
          <table:table-cell office:value-type="float" office:value="6.6323322167" calcext:value-type="float">
            <text:p>6.6323322167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630963" calcext:value-type="float">
            <text:p>6.630963</text:p>
          </table:table-cell>
          <table:table-cell office:value-type="float" office:value="6.63147975" calcext:value-type="float">
            <text:p>6.63147975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660165" calcext:value-type="float">
            <text:p>6.660165</text:p>
          </table:table-cell>
          <table:table-cell office:value-type="float" office:value="6.6319672333" calcext:value-type="float">
            <text:p>6.6319672333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661567" calcext:value-type="float">
            <text:p>6.661567</text:p>
          </table:table-cell>
          <table:table-cell office:value-type="float" office:value="6.63320465" calcext:value-type="float">
            <text:p>6.63320465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651971" calcext:value-type="float">
            <text:p>6.651971</text:p>
          </table:table-cell>
          <table:table-cell office:value-type="float" office:value="6.6339246" calcext:value-type="float">
            <text:p>6.6339246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530199" calcext:value-type="float">
            <text:p>6.530199</text:p>
          </table:table-cell>
          <table:table-cell office:value-type="float" office:value="6.6347368667" calcext:value-type="float">
            <text:p>6.6347368667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721358" calcext:value-type="float">
            <text:p>6.721358</text:p>
          </table:table-cell>
          <table:table-cell office:value-type="float" office:value="6.6376138833" calcext:value-type="float">
            <text:p>6.6376138833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69938" calcext:value-type="float">
            <text:p>6.69938</text:p>
          </table:table-cell>
          <table:table-cell office:value-type="float" office:value="6.6380275333" calcext:value-type="float">
            <text:p>6.6380275333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694852" calcext:value-type="float">
            <text:p>6.694852</text:p>
          </table:table-cell>
          <table:table-cell office:value-type="float" office:value="6.6374473667" calcext:value-type="float">
            <text:p>6.6374473667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699013" calcext:value-type="float">
            <text:p>6.699013</text:p>
          </table:table-cell>
          <table:table-cell office:value-type="float" office:value="6.6370784" calcext:value-type="float">
            <text:p>6.6370784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527938" calcext:value-type="float">
            <text:p>6.527938</text:p>
          </table:table-cell>
          <table:table-cell office:value-type="float" office:value="6.6365730833" calcext:value-type="float">
            <text:p>6.6365730833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663747" calcext:value-type="float">
            <text:p>6.663747</text:p>
          </table:table-cell>
          <table:table-cell office:value-type="float" office:value="6.6385752667" calcext:value-type="float">
            <text:p>6.6385752667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664466" calcext:value-type="float">
            <text:p>6.664466</text:p>
          </table:table-cell>
          <table:table-cell office:value-type="float" office:value="6.6654133333" calcext:value-type="float">
            <text:p>6.6654133333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654774" calcext:value-type="float">
            <text:p>6.654774</text:p>
          </table:table-cell>
          <table:table-cell office:value-type="float" office:value="6.6666217833" calcext:value-type="float">
            <text:p>6.6666217833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604779" calcext:value-type="float">
            <text:p>6.604779</text:p>
          </table:table-cell>
          <table:table-cell office:value-type="float" office:value="6.66766935" calcext:value-type="float">
            <text:p>6.66766935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828976" calcext:value-type="float">
            <text:p>6.828976</text:p>
          </table:table-cell>
          <table:table-cell office:value-type="float" office:value="6.6694668" calcext:value-type="float">
            <text:p>6.6694668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731149" calcext:value-type="float">
            <text:p>6.731149</text:p>
          </table:table-cell>
          <table:table-cell office:value-type="float" office:value="6.6675860333" calcext:value-type="float">
            <text:p>6.6675860333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719363" calcext:value-type="float">
            <text:p>6.719363</text:p>
          </table:table-cell>
          <table:table-cell office:value-type="float" office:value="6.6667405" calcext:value-type="float">
            <text:p>6.6667405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723609" calcext:value-type="float">
            <text:p>6.723609</text:p>
          </table:table-cell>
          <table:table-cell office:value-type="float" office:value="6.6663199833" calcext:value-type="float">
            <text:p>6.6663199833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80807" calcext:value-type="float">
            <text:p>6.80807</text:p>
          </table:table-cell>
          <table:table-cell office:value-type="float" office:value="6.6658149" calcext:value-type="float">
            <text:p>6.6658149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638755" calcext:value-type="float">
            <text:p>6.638755</text:p>
          </table:table-cell>
          <table:table-cell office:value-type="float" office:value="6.6638032333" calcext:value-type="float">
            <text:p>6.6638032333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662989" calcext:value-type="float">
            <text:p>6.662989</text:p>
          </table:table-cell>
          <table:table-cell office:value-type="float" office:value="6.6638932333" calcext:value-type="float">
            <text:p>6.6638932333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663548" calcext:value-type="float">
            <text:p>6.663548</text:p>
          </table:table-cell>
          <table:table-cell office:value-type="float" office:value="6.6650574" calcext:value-type="float">
            <text:p>6.6650574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64959" calcext:value-type="float">
            <text:p>6.64959</text:p>
          </table:table-cell>
          <table:table-cell office:value-type="float" office:value="6.6659082667" calcext:value-type="float">
            <text:p>6.6659082667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.449233" calcext:value-type="float">
            <text:p>3.449233</text:p>
          </table:table-cell>
          <table:table-cell office:value-type="float" office:value="6.6669375667" calcext:value-type="float">
            <text:p>6.6669375667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718181" calcext:value-type="float">
            <text:p>6.718181</text:p>
          </table:table-cell>
          <table:table-cell office:value-type="float" office:value="6.7213746167" calcext:value-type="float">
            <text:p>6.7213746167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702714" calcext:value-type="float">
            <text:p>6.702714</text:p>
          </table:table-cell>
          <table:table-cell office:value-type="float" office:value="6.7314134833" calcext:value-type="float">
            <text:p>6.7314134833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700146" calcext:value-type="float">
            <text:p>6.700146</text:p>
          </table:table-cell>
          <table:table-cell office:value-type="float" office:value="6.7309896" calcext:value-type="float">
            <text:p>6.7309896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710045" calcext:value-type="float">
            <text:p>6.710045</text:p>
          </table:table-cell>
          <table:table-cell office:value-type="float" office:value="6.73067785" calcext:value-type="float">
            <text:p>6.73067785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630782" calcext:value-type="float">
            <text:p>6.630782</text:p>
          </table:table-cell>
          <table:table-cell office:value-type="float" office:value="6.73011985" calcext:value-type="float">
            <text:p>6.7301198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668677" calcext:value-type="float">
            <text:p>6.668677</text:p>
          </table:table-cell>
          <table:table-cell office:value-type="float" office:value="6.7304650167" calcext:value-type="float">
            <text:p>6.7304650167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669313" calcext:value-type="float">
            <text:p>6.669313</text:p>
          </table:table-cell>
          <table:table-cell office:value-type="float" office:value="6.7329479" calcext:value-type="float">
            <text:p>6.7329479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661179" calcext:value-type="float">
            <text:p>6.661179</text:p>
          </table:table-cell>
          <table:table-cell office:value-type="float" office:value="6.7338593833" calcext:value-type="float">
            <text:p>6.7338593833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604745" calcext:value-type="float">
            <text:p>6.604745</text:p>
          </table:table-cell>
          <table:table-cell office:value-type="float" office:value="6.73474715" calcext:value-type="float">
            <text:p>6.73474715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742052" calcext:value-type="float">
            <text:p>6.742052</text:p>
          </table:table-cell>
          <table:table-cell office:value-type="float" office:value="6.73658015" calcext:value-type="float">
            <text:p>6.73658015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707515" calcext:value-type="float">
            <text:p>6.707515</text:p>
          </table:table-cell>
          <table:table-cell office:value-type="float" office:value="6.7365979833" calcext:value-type="float">
            <text:p>6.7365979833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700989" calcext:value-type="float">
            <text:p>6.700989</text:p>
          </table:table-cell>
          <table:table-cell office:value-type="float" office:value="6.7358870833" calcext:value-type="float">
            <text:p>6.7358870833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702371" calcext:value-type="float">
            <text:p>6.702371</text:p>
          </table:table-cell>
          <table:table-cell office:value-type="float" office:value="6.73555705" calcext:value-type="float">
            <text:p>6.73555705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82062" calcext:value-type="float">
            <text:p>6.82062</text:p>
          </table:table-cell>
          <table:table-cell office:value-type="float" office:value="6.73522785" calcext:value-type="float">
            <text:p>6.73522785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669881" calcext:value-type="float">
            <text:p>6.669881</text:p>
          </table:table-cell>
          <table:table-cell office:value-type="float" office:value="6.7329595167" calcext:value-type="float">
            <text:p>6.7329595167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673633" calcext:value-type="float">
            <text:p>6.673633</text:p>
          </table:table-cell>
          <table:table-cell office:value-type="float" office:value="6.7354906833" calcext:value-type="float">
            <text:p>6.7354906833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668887" calcext:value-type="float">
            <text:p>6.668887</text:p>
          </table:table-cell>
          <table:table-cell office:value-type="float" office:value="6.7348604667" calcext:value-type="float">
            <text:p>6.7348604667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646503" calcext:value-type="float">
            <text:p>6.646503</text:p>
          </table:table-cell>
          <table:table-cell office:value-type="float" office:value="6.73478965" calcext:value-type="float">
            <text:p>6.73478965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865016" calcext:value-type="float">
            <text:p>6.865016</text:p>
          </table:table-cell>
          <table:table-cell office:value-type="float" office:value="6.7373364667" calcext:value-type="float">
            <text:p>6.7373364667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718817" calcext:value-type="float">
            <text:p>6.718817</text:p>
          </table:table-cell>
          <table:table-cell office:value-type="float" office:value="6.7502169167" calcext:value-type="float">
            <text:p>6.7502169167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706839" calcext:value-type="float">
            <text:p>6.706839</text:p>
          </table:table-cell>
          <table:table-cell office:value-type="float" office:value="6.7655340167" calcext:value-type="float">
            <text:p>6.7655340167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703684" calcext:value-type="float">
            <text:p>6.703684</text:p>
          </table:table-cell>
          <table:table-cell office:value-type="float" office:value="6.7062440833" calcext:value-type="float">
            <text:p>6.7062440833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708403" calcext:value-type="float">
            <text:p>6.708403</text:p>
          </table:table-cell>
          <table:table-cell office:value-type="float" office:value="6.6506979" calcext:value-type="float">
            <text:p>6.6506979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685141" calcext:value-type="float">
            <text:p>6.685141</text:p>
          </table:table-cell>
          <table:table-cell office:value-type="float" office:value="6.5887540167" calcext:value-type="float">
            <text:p>6.5887540167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689736" calcext:value-type="float">
            <text:p>6.689736</text:p>
          </table:table-cell>
          <table:table-cell office:value-type="float" office:value="6.5178929333" calcext:value-type="float">
            <text:p>6.5178929333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687493" calcext:value-type="float">
            <text:p>6.687493</text:p>
          </table:table-cell>
          <table:table-cell office:value-type="float" office:value="6.4369225167" calcext:value-type="float">
            <text:p>6.4369225167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67965" calcext:value-type="float">
            <text:p>6.67965</text:p>
          </table:table-cell>
          <table:table-cell office:value-type="float" office:value="6.3466864333" calcext:value-type="float">
            <text:p>6.3466864333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591009" calcext:value-type="float">
            <text:p>6.591009</text:p>
          </table:table-cell>
          <table:table-cell office:value-type="float" office:value="6.24895205" calcext:value-type="float">
            <text:p>6.24895205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719436" calcext:value-type="float">
            <text:p>6.719436</text:p>
          </table:table-cell>
          <table:table-cell office:value-type="float" office:value="6.1471117167" calcext:value-type="float">
            <text:p>6.1471117167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705716" calcext:value-type="float">
            <text:p>6.705716</text:p>
          </table:table-cell>
          <table:table-cell office:value-type="float" office:value="6.0394620167" calcext:value-type="float">
            <text:p>6.0394620167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702213" calcext:value-type="float">
            <text:p>6.702213</text:p>
          </table:table-cell>
          <table:table-cell office:value-type="float" office:value="5.9298644" calcext:value-type="float">
            <text:p>5.9298644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703812" calcext:value-type="float">
            <text:p>6.703812</text:p>
          </table:table-cell>
          <table:table-cell office:value-type="float" office:value="5.81915405" calcext:value-type="float">
            <text:p>5.81915405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634073" calcext:value-type="float">
            <text:p>6.634073</text:p>
          </table:table-cell>
          <table:table-cell office:value-type="float" office:value="5.7078435167" calcext:value-type="float">
            <text:p>5.7078435167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684294" calcext:value-type="float">
            <text:p>6.684294</text:p>
          </table:table-cell>
          <table:table-cell office:value-type="float" office:value="5.59743895" calcext:value-type="float">
            <text:p>5.59743895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684465" calcext:value-type="float">
            <text:p>6.684465</text:p>
          </table:table-cell>
          <table:table-cell office:value-type="float" office:value="5.4860926" calcext:value-type="float">
            <text:p>5.4860926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680301" calcext:value-type="float">
            <text:p>6.680301</text:p>
          </table:table-cell>
          <table:table-cell office:value-type="float" office:value="5.3747041833" calcext:value-type="float">
            <text:p>5.3747041833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660212" calcext:value-type="float">
            <text:p>6.660212</text:p>
          </table:table-cell>
          <table:table-cell office:value-type="float" office:value="5.2633717167" calcext:value-type="float">
            <text:p>5.2633717167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73441" calcext:value-type="float">
            <text:p>6.73441</text:p>
          </table:table-cell>
          <table:table-cell office:value-type="float" office:value="5.1523698333" calcext:value-type="float">
            <text:p>5.1523698333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704764" calcext:value-type="float">
            <text:p>6.704764</text:p>
          </table:table-cell>
          <table:table-cell office:value-type="float" office:value="5.0401301" calcext:value-type="float">
            <text:p>5.0401301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700707" calcext:value-type="float">
            <text:p>6.700707</text:p>
          </table:table-cell>
          <table:table-cell office:value-type="float" office:value="4.9283841333" calcext:value-type="float">
            <text:p>4.9283841333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70282" calcext:value-type="float">
            <text:p>6.70282</text:p>
          </table:table-cell>
          <table:table-cell office:value-type="float" office:value="4.8167057" calcext:value-type="float">
            <text:p>4.8167057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746177" calcext:value-type="float">
            <text:p>6.746177</text:p>
          </table:table-cell>
          <table:table-cell office:value-type="float" office:value="4.7049920333" calcext:value-type="float">
            <text:p>4.7049920333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66457" calcext:value-type="float">
            <text:p>6.66457</text:p>
          </table:table-cell>
          <table:table-cell office:value-type="float" office:value="4.59255575" calcext:value-type="float">
            <text:p>4.59255575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672714" calcext:value-type="float">
            <text:p>6.672714</text:p>
          </table:table-cell>
          <table:table-cell office:value-type="float" office:value="4.4814795833" calcext:value-type="float">
            <text:p>4.4814795833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668694" calcext:value-type="float">
            <text:p>6.668694</text:p>
          </table:table-cell>
          <table:table-cell office:value-type="float" office:value="4.3702676833" calcext:value-type="float">
            <text:p>4.3702676833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648069" calcext:value-type="float">
            <text:p>6.648069</text:p>
          </table:table-cell>
          <table:table-cell office:value-type="float" office:value="4.2591227833" calcext:value-type="float">
            <text:p>4.2591227833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.274031" calcext:value-type="float">
            <text:p>8.274031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736973" calcext:value-type="float">
            <text:p>6.736973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717628" calcext:value-type="float">
            <text:p>6.717628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712626" calcext:value-type="float">
            <text:p>6.712626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71613" calcext:value-type="float">
            <text:p>6.71613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680417" calcext:value-type="float">
            <text:p>6.680417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694132" calcext:value-type="float">
            <text:p>6.694132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693304" calcext:value-type="float">
            <text:p>6.693304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68737" calcext:value-type="float">
            <text:p>6.68737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644155" calcext:value-type="float">
            <text:p>6.644155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732839" calcext:value-type="float">
            <text:p>6.732839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7146" calcext:value-type="float">
            <text:p>6.7146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711348" calcext:value-type="float">
            <text:p>6.711348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715456" calcext:value-type="float">
            <text:p>6.715456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7.320513" calcext:value-type="float">
            <text:p>7.320513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677281" calcext:value-type="float">
            <text:p>6.677281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681441" calcext:value-type="float">
            <text:p>6.681441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676565" calcext:value-type="float">
            <text:p>6.676565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651492" calcext:value-type="float">
            <text:p>6.651492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81765" calcext:value-type="float">
            <text:p>6.81765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724002" calcext:value-type="float">
            <text:p>6.724002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714445" calcext:value-type="float">
            <text:p>6.714445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714725" calcext:value-type="float">
            <text:p>6.714725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743122" calcext:value-type="float">
            <text:p>6.743122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664861" calcext:value-type="float">
            <text:p>6.664861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681187" calcext:value-type="float">
            <text:p>6.681187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682619" calcext:value-type="float">
            <text:p>6.682619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68452" calcext:value-type="float">
            <text:p>6.68452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821751" calcext:value-type="float">
            <text:p>6.821751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63582" calcext:value-type="float">
            <text:p>6.63582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664638" calcext:value-type="float">
            <text:p>6.664638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799312" calcext:value-type="float">
            <text:p>6.799312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7.637843" calcext:value-type="float">
            <text:p>7.637843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7.637843" calcext:value-type="float">
            <text:p>7.637843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.149443" calcext:value-type="float">
            <text:p>3.149443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.370913" calcext:value-type="float">
            <text:p>3.370913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.99177" calcext:value-type="float">
            <text:p>2.99177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.433476" calcext:value-type="float">
            <text:p>2.433476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.831511" calcext:value-type="float">
            <text:p>1.831511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.273328" calcext:value-type="float">
            <text:p>1.273328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815587" calcext:value-type="float">
            <text:p>0.815587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480589" calcext:value-type="float">
            <text:p>0.480589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260454" calcext:value-type="float">
            <text:p>0.260454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129859" calcext:value-type="float">
            <text:p>0.129859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59592" calcext:value-type="float">
            <text:p>0.059592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2518" calcext:value-type="float">
            <text:p>0.02518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09799" calcext:value-type="float">
            <text:p>0.009799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03513" calcext:value-type="float">
            <text:p>0.003513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0116" calcext:value-type="float">
            <text:p>0.00116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353" calcext:value-type="float">
            <text:p>0.000353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00099" calcext:value-type="float">
            <text:p>0.000099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00026" calcext:value-type="float">
            <text:p>0.000026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00006" calcext:value-type="float">
            <text:p>0.000006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00001" calcext:value-type="float">
            <text:p>0.000001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2:12:16.837421986</dc:date>
    <meta:document-statistic meta:table-count="1" meta:cell-count="1502" meta:object-count="0"/>
    <meta:generator>LibreOffice/4.2.7.2$Linux_X86_64 LibreOffice_project/420m0$Build-2</meta:generator>
  </office:meta>
</office:document-meta>
</file>